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Georgia" svg:font-family="Georgia" style:font-family-generic="roman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2" style:family="table">
      <style:table-properties style:width="17.59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798cm"/>
    </style:style>
    <style:style style:name="Table2.C" style:family="table-column">
      <style:table-column-properties style:column-width="12.093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.049cm" fo:border="none"/>
    </style:style>
    <style:style style:name="Table2.A8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Liberation Sans" fo:font-size="10pt" officeooo:paragraph-rsid="0092c70b" style:font-size-asian="10pt" style:font-size-complex="10pt"/>
    </style:style>
    <style:style style:name="P2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Liberation Sans" fo:font-size="10pt" officeooo:paragraph-rsid="000a33ec" style:font-size-asian="10pt" style:font-size-complex="10pt"/>
    </style:style>
    <style:style style:name="P3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Liberation Sans" fo:font-size="10pt" officeooo:rsid="004ec8f1" officeooo:paragraph-rsid="004ec8f1" style:font-size-asian="10pt" style:font-size-complex="10pt"/>
    </style:style>
    <style:style style:name="P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Liberation Sans" fo:font-size="10pt" officeooo:rsid="004d7228" officeooo:paragraph-rsid="004d7228" style:font-size-asian="10pt" style:font-size-complex="10pt"/>
    </style:style>
    <style:style style:name="P5" style:family="paragraph" style:parent-style-name="Table_20_Contents">
      <style:paragraph-properties fo:line-height="100%" fo:text-align="start" style:justify-single-word="false"/>
      <style:text-properties style:font-name="Liberation Sans" fo:font-size="10pt" officeooo:rsid="004d7228" officeooo:paragraph-rsid="004d7228" style:font-size-asian="10pt" style:font-size-complex="10pt"/>
    </style:style>
    <style:style style:name="P6" style:family="paragraph" style:parent-style-name="Footer">
      <style:paragraph-properties fo:text-align="end" style:justify-single-word="false"/>
      <style:text-properties style:font-name="Liberation Sans" fo:font-size="10pt"/>
    </style:style>
    <style:style style:name="P7" style:family="paragraph" style:parent-style-name="Tabla">
      <style:paragraph-properties fo:keep-with-next="always"/>
      <style:text-properties style:font-name="Liberation Sans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style:font-name="Liberation Sans" fo:font-size="11pt" style:font-size-asian="11pt" style:font-size-complex="11pt"/>
    </style:style>
    <style:style style:name="P9" style:family="paragraph" style:parent-style-name="Heading_20_2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color="#666666" loext:opacity="100%" style:font-name="Liberation Sans" fo:font-size="10pt" officeooo:rsid="000a9ec4" officeooo:paragraph-rsid="00125944" style:font-size-asian="10pt" style:font-size-complex="10pt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666666" loext:opacity="100%" style:font-name="Liberation Sans" fo:font-size="10pt" officeooo:rsid="000a9ec4" officeooo:paragraph-rsid="000b6743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666666" loext:opacity="100%" style:font-name="Liberation Sans" fo:font-size="10pt" officeooo:rsid="000a9ec4" officeooo:paragraph-rsid="000b6743" style:font-size-asian="10pt" style:font-size-complex="10pt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</style:style>
    <style:style style:name="P14" style:family="paragraph" style:parent-style-name="Table_20_Contents">
      <style:paragraph-properties fo:line-height="100%" fo:text-align="start" style:justify-single-word="false"/>
    </style:style>
    <style:style style:name="P15" style:family="paragraph" style:parent-style-name="Table_20_Contents">
      <style:paragraph-properties fo:line-height="100%" fo:text-align="start" style:justify-single-word="false"/>
      <style:text-properties officeooo:paragraph-rsid="00125944"/>
    </style:style>
    <style:style style:name="P16" style:family="paragraph" style:parent-style-name="Table_20_Contents">
      <style:paragraph-properties fo:margin-top="0cm" fo:margin-bottom="0cm" style:contextual-spacing="false" fo:line-height="100%" fo:text-align="start" style:justify-single-word="false"/>
    </style:style>
    <style:style style:name="P17" style:family="paragraph" style:parent-style-name="Text_20_body">
      <style:paragraph-properties fo:margin-left="0cm" fo:margin-right="0cm" fo:margin-top="0cm" fo:margin-bottom="0.49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11pt" fo:letter-spacing="normal" fo:font-style="normal" fo:font-weight="normal" officeooo:paragraph-rsid="002869b1" style:font-size-asian="11pt" style:font-size-complex="11pt"/>
    </style:style>
    <style:style style:name="P18" style:family="paragraph" style:parent-style-name="Preformatted_20_Text">
      <style:paragraph-properties fo:margin-top="0cm" fo:margin-bottom="0.499cm" style:contextual-spacing="false" fo:line-height="100%" fo:text-align="start" style:justify-single-word="false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loext:opacity="100%" style:font-name="Liberation Mono" fo:font-size="11pt" fo:letter-spacing="normal" fo:font-style="normal" fo:font-weight="normal" officeooo:paragraph-rsid="00886bb5" style:font-size-asian="11pt" style:font-size-complex="11pt"/>
    </style:style>
    <style:style style:name="P19" style:family="paragraph" style:parent-style-name="Preformatted_20_Text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20" style:family="paragraph" style:parent-style-name="Preformatted_20_Text">
      <style:paragraph-properties fo:line-height="100%" fo:text-align="start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21" style:family="paragraph" style:parent-style-name="Preformatted_20_Text">
      <style:paragraph-properties fo:margin-top="0cm" fo:margin-bottom="0.499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22" style:family="paragraph" style:parent-style-name="Preformatted_20_Text">
      <style:paragraph-properties fo:line-height="100%" fo:text-align="start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officeooo:paragraph-rsid="0091753b" style:font-size-asian="9pt" style:font-size-complex="9pt"/>
    </style:style>
    <style:style style:name="P23" style:family="paragraph" style:parent-style-name="Preformatted_20_Text">
      <style:paragraph-properties fo:line-height="100%" fo:text-align="start" style:justify-single-word="false" fo:orphans="2" fo:widows="2"/>
      <style:text-properties fo:font-variant="normal" fo:text-transform="none" fo:color="#000000" loext:opacity="100%" style:font-name="Liberation Mono" fo:font-size="9pt" fo:letter-spacing="normal" style:font-size-asian="9pt" style:font-size-complex="9pt"/>
    </style:style>
    <style:style style:name="P24" style:family="paragraph" style:parent-style-name="Preformatted_20_Text">
      <style:paragraph-properties fo:margin-top="0cm" fo:margin-bottom="0.499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Liberation Mono" fo:font-size="9pt" fo:letter-spacing="normal" officeooo:paragraph-rsid="0042931a" style:font-size-asian="9pt" style:font-size-complex="9pt"/>
    </style:style>
    <style:style style:name="P25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paragraph-rsid="00425351" style:font-size-asian="11pt" style:font-size-complex="11pt"/>
    </style:style>
    <style:style style:name="P26" style:family="paragraph" style:parent-style-name="Heading_20_2">
      <style:text-properties fo:font-variant="normal" fo:text-transform="none" fo:color="#595959" loext:opacity="100%" style:font-name="Liberation Sans" fo:font-size="14pt" fo:letter-spacing="normal" fo:font-style="normal" fo:font-weight="normal" officeooo:rsid="0037ab81" style:font-name-asian="Songti SC" style:font-size-asian="14pt" style:font-weight-asian="normal" style:font-name-complex="Arial Unicode MS" style:font-size-complex="14pt" style:font-weight-complex="normal"/>
    </style:style>
    <style:style style:name="P27" style:family="paragraph" style:parent-style-name="Heading_20_2">
      <style:text-properties fo:font-variant="normal" fo:text-transform="none" fo:color="#595959" loext:opacity="100%" style:font-name="Liberation Sans" fo:font-size="14pt" fo:letter-spacing="normal" fo:font-style="normal" fo:font-weight="normal" officeooo:rsid="0037ab81" officeooo:paragraph-rsid="0042931a" style:font-name-asian="Songti SC" style:font-size-asian="14pt" style:font-weight-asian="normal" style:font-name-complex="Arial Unicode MS" style:font-size-complex="14pt" style:font-weight-complex="normal"/>
    </style:style>
    <style:style style:name="P28" style:family="paragraph" style:parent-style-name="Heading_20_2">
      <style:paragraph-properties fo:margin-top="0cm" fo:margin-bottom="0.499cm" style:contextual-spacing="false" fo:line-height="100%" fo:text-align="start" style:justify-single-word="false" fo:orphans="2" fo:widows="2"/>
      <style:text-properties fo:font-variant="normal" fo:text-transform="none" fo:color="#595959" loext:opacity="100%" style:font-name="Liberation Sans" fo:font-size="14pt" fo:letter-spacing="normal" fo:font-style="normal" fo:font-weight="normal" officeooo:rsid="0037ab81" officeooo:paragraph-rsid="0081da38" style:font-name-asian="Songti SC" style:font-size-asian="14pt" style:font-weight-asian="normal" style:font-name-complex="Arial Unicode MS" style:font-size-complex="14pt" style:font-weight-complex="normal"/>
    </style:style>
    <style:style style:name="P29" style:family="paragraph" style:parent-style-name="Heading_20_3">
      <style:paragraph-properties fo:margin-top="0cm" fo:margin-bottom="0.499cm" style:contextual-spacing="false" fo:line-height="100%" fo:text-align="start" style:justify-single-word="false" fo:orphans="2" fo:widows="2"/>
      <style:text-properties fo:font-variant="normal" fo:text-transform="none" fo:color="#595959" loext:opacity="100%" style:font-name="Liberation Sans" fo:font-size="14pt" fo:letter-spacing="normal" fo:font-style="normal" fo:font-weight="normal" officeooo:rsid="00d53ba5" officeooo:paragraph-rsid="00886bb5" style:font-name-asian="Songti SC" style:font-size-asian="14pt" style:font-weight-asian="normal" style:font-name-complex="Arial Unicode MS" style:font-size-complex="14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rsid="0037ab81" officeooo:paragraph-rsid="00908778" style:font-name-asian="Songti SC" style:font-size-asian="11pt" style:font-weight-asian="normal" style:font-name-complex="Arial Unicode MS" style:font-size-complex="11pt" style:font-weight-complex="normal"/>
    </style:style>
    <style:style style:name="P31" style:family="paragraph" style:parent-style-name="Text_20_body">
      <loext:graphic-properties draw:fill-gradient-name="gradient" draw:fill-hatch-name="hatch"/>
      <style:paragraph-properties fo:margin-top="0cm" fo:margin-bottom="0cm" style:contextual-spacing="true" fo:line-height="100%" fo:text-align="start" style:justify-single-word="false" fo:orphans="2" fo:widows="2">
        <style:tab-stops/>
      </style:paragraph-properties>
      <style:text-properties fo:font-variant="normal" fo:text-transform="none" style:use-window-font-color="true" loext:opacity="0%" style:font-name="Liberation Mono" fo:font-size="9pt" fo:letter-spacing="normal" fo:font-style="normal" fo:font-weight="normal" officeooo:rsid="0037ab81" officeooo:paragraph-rsid="0081da38" style:font-name-asian="Songti SC" style:font-size-asian="9pt" style:font-weight-asian="normal" style:font-name-complex="Arial Unicode MS" style:font-size-complex="9pt" style:font-weight-complex="normal"/>
    </style:style>
    <style:style style:name="P32" style:family="paragraph" style:parent-style-name="Text_20_body" style:master-page-name="">
      <loext:graphic-properties draw:fill-gradient-name="gradient" draw:fill-hatch-name="hatch"/>
      <style:paragraph-properties fo:margin-left="1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>
        <style:tab-stops/>
      </style:paragraph-properties>
      <style:text-properties fo:font-variant="normal" fo:text-transform="none" style:use-window-font-color="true" loext:opacity="0%" style:font-name="Liberation Mono" fo:font-size="9pt" fo:letter-spacing="normal" fo:font-style="normal" fo:font-weight="normal" officeooo:rsid="0037ab81" officeooo:paragraph-rsid="0081da38" style:font-name-asian="Songti SC" style:font-size-asian="9pt" style:font-weight-asian="normal" style:font-name-complex="Arial Unicode MS" style:font-size-complex="9pt" style:font-weight-complex="normal"/>
    </style:style>
    <style:style style:name="P33" style:family="paragraph" style:parent-style-name="Text_20_body">
      <loext:graphic-properties draw:fill-gradient-name="gradient" draw:fill-hatch-name="hatch"/>
      <style:paragraph-properties fo:margin-left="1cm" fo:margin-right="0cm" fo:margin-top="0cm" fo:margin-bottom="0cm" style:contextual-spacing="true" fo:line-height="100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use-window-font-color="true" loext:opacity="0%" style:font-name="Liberation Mono" fo:font-size="9pt" fo:letter-spacing="normal" fo:font-style="normal" fo:font-weight="normal" officeooo:rsid="0037ab81" officeooo:paragraph-rsid="0081da38" style:font-name-asian="Songti SC" style:font-size-asian="9pt" style:font-weight-asian="normal" style:font-name-complex="Arial Unicode MS" style:font-size-complex="9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Courier New" fo:font-size="11pt" style:font-size-asian="11pt" style:font-size-complex="11pt"/>
    </style:style>
    <style:style style:name="P3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7" style:family="paragraph" style:parent-style-name="Preformatted_20_Text">
      <style:paragraph-properties fo:line-height="100%" fo:text-align="start" style:justify-single-word="false" fo:orphans="2" fo:widows="2"/>
      <style:text-properties style:font-name="Liberation Mono" fo:font-size="9pt" style:font-size-asian="9pt" style:font-size-complex="9pt"/>
    </style:style>
    <style:style style:name="P38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0142d3e"/>
    </style:style>
    <style:style style:name="P39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00f26a3"/>
    </style:style>
    <style:style style:name="P40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0425351"/>
    </style:style>
    <style:style style:name="P41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0676db5"/>
    </style:style>
    <style:style style:name="P42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06c13a9"/>
    </style:style>
    <style:style style:name="P43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08bb68f"/>
    </style:style>
    <style:style style:name="P44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font-size="10pt" officeooo:paragraph-rsid="004ec8f1" style:font-size-asian="10pt" style:font-size-complex="10pt"/>
    </style:style>
    <style:style style:name="P45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font-size="10pt" officeooo:paragraph-rsid="0037ab81" style:font-size-asian="10pt" style:font-size-complex="10pt"/>
    </style:style>
    <style:style style:name="P46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font-size="10pt" officeooo:paragraph-rsid="00743bc5" style:font-size-asian="10pt" style:font-size-complex="10pt"/>
    </style:style>
    <style:style style:name="P47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font-size="10pt" officeooo:paragraph-rsid="0088baf7" style:font-size-asian="10pt" style:font-size-complex="10pt"/>
    </style:style>
    <style:style style:name="P48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font-size="10pt" officeooo:rsid="000a33ec" officeooo:paragraph-rsid="0088baf7" style:font-size-asian="10pt" style:font-size-complex="10pt"/>
    </style:style>
    <style:style style:name="P49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sans-serif" fo:font-size="10pt" officeooo:paragraph-rsid="004ec8f1" style:font-size-asian="10pt" style:font-size-complex="10pt"/>
    </style:style>
    <style:style style:name="P50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sans-serif" fo:font-size="10pt" officeooo:paragraph-rsid="000ed31d" style:font-size-asian="10pt" style:font-size-complex="10pt"/>
    </style:style>
    <style:style style:name="P51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sans-serif" fo:font-size="10pt" officeooo:paragraph-rsid="000a33ec" style:font-size-asian="10pt" style:font-size-complex="10pt"/>
    </style:style>
    <style:style style:name="P52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sans-serif" fo:font-size="10pt" officeooo:rsid="004ec8f1" officeooo:paragraph-rsid="004ec8f1" style:font-size-asian="10pt" style:font-size-complex="10pt"/>
    </style:style>
    <style:style style:name="P5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4" style:family="paragraph" style:parent-style-name="Heading_20_2">
      <style:text-properties fo:font-size="14pt" officeooo:paragraph-rsid="00886bb5" style:font-size-asian="14pt" style:font-size-complex="14pt"/>
    </style:style>
    <style:style style:name="P55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fo:font-size="11pt" officeooo:paragraph-rsid="00681721" style:font-size-asian="11pt" style:font-size-complex="11pt"/>
    </style:style>
    <style:style style:name="P56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fo:font-size="11pt" officeooo:paragraph-rsid="003fd789" style:font-size-asian="11pt" style:font-size-complex="11pt"/>
    </style:style>
    <style:style style:name="P57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fo:font-size="11pt" officeooo:paragraph-rsid="000ed300" style:font-size-asian="11pt" style:font-size-complex="11pt"/>
    </style:style>
    <style:style style:name="P58" style:family="paragraph" style:parent-style-name="Contents_20_Heading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weight="normal" style:font-weight-asian="normal" style:font-weight-complex="normal"/>
    </style:style>
    <style:style style:name="T3" style:family="text">
      <style:text-properties style:font-name="Liberation Mono" fo:font-weight="normal" officeooo:rsid="0037ab81" style:font-weight-asian="normal" style:font-weight-complex="normal"/>
    </style:style>
    <style:style style:name="T4" style:family="text">
      <style:text-properties style:font-name="Liberation Mono" fo:font-style="italic" style:font-style-asian="italic" style:font-style-complex="italic"/>
    </style:style>
    <style:style style:name="T5" style:family="text">
      <style:text-properties style:font-name="Liberation Mono" officeooo:rsid="000a33ec" style:font-name-asian="sans-serif" style:font-name-complex="sans-serif"/>
    </style:style>
    <style:style style:name="T6" style:family="text">
      <style:text-properties style:font-name="Liberation Mono" officeooo:rsid="00125944" style:font-name-asian="sans-serif" style:font-name-complex="sans-serif"/>
    </style:style>
    <style:style style:name="T7" style:family="text">
      <style:text-properties style:font-name="Liberation Mono" officeooo:rsid="00507f3e" style:font-name-asian="sans-serif" style:font-name-complex="sans-serif"/>
    </style:style>
    <style:style style:name="T8" style:family="text">
      <style:text-properties style:font-name="Liberation Mono" officeooo:rsid="006b07e6" style:font-name-asian="sans-serif" style:font-name-complex="sans-serif"/>
    </style:style>
    <style:style style:name="T9" style:family="text">
      <style:text-properties style:font-name="Liberation Mono" officeooo:rsid="0070d1c0" style:font-name-asian="sans-serif" style:font-name-complex="sans-serif"/>
    </style:style>
    <style:style style:name="T10" style:family="text">
      <style:text-properties style:font-name="Liberation Mono" officeooo:rsid="00775df7" style:font-name-asian="sans-serif" style:font-name-complex="sans-serif"/>
    </style:style>
    <style:style style:name="T11" style:family="text">
      <style:text-properties style:font-name="Liberation Mono" officeooo:rsid="0078bb00" style:font-name-asian="sans-serif" style:font-name-complex="sans-serif"/>
    </style:style>
    <style:style style:name="T12" style:family="text">
      <style:text-properties style:font-name="Liberation Mono" officeooo:rsid="007d04e9" style:font-name-asian="sans-serif" style:font-name-complex="sans-serif"/>
    </style:style>
    <style:style style:name="T13" style:family="text">
      <style:text-properties style:font-name="Liberation Mono" officeooo:rsid="007a541b"/>
    </style:style>
    <style:style style:name="T14" style:family="text">
      <style:text-properties style:font-name="Liberation Mono" officeooo:rsid="007d8ff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808080" loext:opacity="100%" style:font-name="Liberation Mono" fo:font-size="9pt" officeooo:rsid="005e90bc" style:font-size-asian="9pt" style:font-size-complex="9pt"/>
    </style:style>
    <style:style style:name="T17" style:family="text">
      <style:text-properties fo:color="#808080" loext:opacity="100%" style:font-name="Liberation Mono" fo:font-weight="bold" style:font-weight-asian="bold" style:font-weight-complex="bold"/>
    </style:style>
    <style:style style:name="T18" style:family="text">
      <style:text-properties fo:color="#808080" loext:opacity="100%" style:font-name="Liberation Mono" fo:font-weight="bold" officeooo:rsid="00339a98" style:font-weight-asian="bold" style:font-weight-complex="bold"/>
    </style:style>
    <style:style style:name="T19" style:family="text">
      <style:text-properties fo:color="#808080" loext:opacity="100%" style:font-name="Liberation Mono" fo:font-weight="bold" officeooo:rsid="0010e459" style:font-weight-asian="bold" style:font-weight-complex="bold"/>
    </style:style>
    <style:style style:name="T20" style:family="text">
      <style:text-properties fo:color="#808080" loext:opacity="100%" officeooo:rsid="00339a98"/>
    </style:style>
    <style:style style:name="T21" style:family="text">
      <style:text-properties style:use-window-font-color="true" loext:opacity="0%" fo:font-weight="normal" officeooo:rsid="00339a98" style:font-weight-asian="normal" style:font-weight-complex="normal"/>
    </style:style>
    <style:style style:name="T22" style:family="text">
      <style:text-properties style:use-window-font-color="true" loext:opacity="0%" style:font-name="Liberation Sans" fo:font-style="italic" style:font-style-asian="italic" style:font-weight-asian="normal" style:font-style-complex="italic" style:font-weight-complex="normal"/>
    </style:style>
    <style:style style:name="T23" style:family="text">
      <style:text-properties style:use-window-font-color="true" loext:opacity="0%" style:font-name="Liberation Sans" style:font-weight-asian="normal" style:font-weight-complex="normal"/>
    </style:style>
    <style:style style:name="T24" style:family="text">
      <style:text-properties style:use-window-font-color="true" loext:opacity="0%" style:font-name="Liberation Sans" officeooo:rsid="005b446d" style:font-weight-asian="normal" style:font-weight-complex="normal"/>
    </style:style>
    <style:style style:name="T25" style:family="text">
      <style:text-properties style:use-window-font-color="true" loext:opacity="0%" style:font-name="Liberation Mono" fo:font-style="italic" style:font-style-asian="italic" style:font-weight-asian="normal" style:font-style-complex="italic" style:font-weight-complex="normal"/>
    </style:style>
    <style:style style:name="T26" style:family="text">
      <style:text-properties fo:color="#4169e1" loext:opacity="100%" fo:font-weight="bold" style:font-weight-asian="bold" style:font-weight-complex="bold"/>
    </style:style>
    <style:style style:name="T27" style:family="text">
      <style:text-properties fo:color="#4169e1" loext:opacity="100%" fo:font-weight="bold" officeooo:rsid="005e90bc" style:font-weight-asian="bold" style:font-weight-complex="bold"/>
    </style:style>
    <style:style style:name="T28" style:family="text">
      <style:text-properties fo:color="#4169e1" loext:opacity="100%" fo:font-weight="bold" officeooo:rsid="008d7d0a" style:font-weight-asian="bold" style:font-weight-complex="bold"/>
    </style:style>
    <style:style style:name="T29" style:family="text">
      <style:text-properties fo:color="#4169e1" loext:opacity="100%" fo:font-weight="bold" officeooo:rsid="0010e459" style:font-weight-asian="bold" style:font-weight-complex="bold"/>
    </style:style>
    <style:style style:name="T30" style:family="text">
      <style:text-properties fo:color="#4169e1" loext:opacity="100%" fo:font-weight="bold" officeooo:rsid="00886bb5" style:font-weight-asian="bold" style:font-weight-complex="bold"/>
    </style:style>
    <style:style style:name="T31" style:family="text">
      <style:text-properties fo:color="#4169e1" loext:opacity="100%" style:font-name="Liberation Sans" fo:font-weight="bold" style:font-weight-asian="bold" style:font-weight-complex="bold"/>
    </style:style>
    <style:style style:name="T32" style:family="text">
      <style:text-properties fo:color="#4169e1" loext:opacity="100%" style:font-name="Liberation Sans" fo:font-weight="bold" officeooo:rsid="004ec8f1" style:font-weight-asian="bold" style:font-weight-complex="bold"/>
    </style:style>
    <style:style style:name="T33" style:family="text">
      <style:text-properties fo:color="#4169e1" loext:opacity="100%" style:font-name="Liberation Sans" fo:font-weight="bold" officeooo:rsid="00870bca" style:font-weight-asian="bold" style:font-weight-complex="bold"/>
    </style:style>
    <style:style style:name="T34" style:family="text">
      <style:text-properties fo:font-style="normal" fo:font-weight="normal"/>
    </style:style>
    <style:style style:name="T35" style:family="text">
      <style:text-properties style:font-name="sans-serif"/>
    </style:style>
    <style:style style:name="T36" style:family="text">
      <style:text-properties style:font-name="sans-serif" officeooo:rsid="000a33ec" style:font-name-asian="sans-serif" style:font-name-complex="sans-serif"/>
    </style:style>
    <style:style style:name="T37" style:family="text">
      <style:text-properties style:font-name="sans-serif" officeooo:rsid="000b6743" style:font-name-asian="sans-serif" style:font-name-complex="sans-serif"/>
    </style:style>
    <style:style style:name="T38" style:family="text">
      <style:text-properties style:font-name="sans-serif" officeooo:rsid="000a9ec4" style:font-name-asian="sans-serif" style:font-name-complex="sans-serif"/>
    </style:style>
    <style:style style:name="T39" style:family="text">
      <style:text-properties style:font-name="sans-serif" officeooo:rsid="004ec8f1" style:font-name-asian="sans-serif" style:font-name-complex="sans-serif"/>
    </style:style>
    <style:style style:name="T40" style:family="text">
      <style:text-properties style:font-name="sans-serif" officeooo:rsid="00719521" style:font-name-asian="sans-serif" style:font-name-complex="sans-serif"/>
    </style:style>
    <style:style style:name="T41" style:family="text">
      <style:text-properties style:font-name="sans-serif" officeooo:rsid="00743bc5" style:font-name-asian="sans-serif" style:font-name-complex="sans-serif"/>
    </style:style>
    <style:style style:name="T42" style:family="text">
      <style:text-properties style:font-name="sans-serif" officeooo:rsid="00775df7" style:font-name-asian="sans-serif" style:font-name-complex="sans-serif"/>
    </style:style>
    <style:style style:name="T43" style:family="text">
      <style:text-properties style:font-name="sans-serif" officeooo:rsid="007d04e9" style:font-name-asian="sans-serif" style:font-name-complex="sans-serif"/>
    </style:style>
    <style:style style:name="T44" style:family="text">
      <style:text-properties style:font-name="sans-serif" officeooo:rsid="005a9edc"/>
    </style:style>
    <style:style style:name="T45" style:family="text">
      <style:text-properties style:font-name="sans-serif" officeooo:rsid="005fa2ad"/>
    </style:style>
    <style:style style:name="T46" style:family="text">
      <style:text-properties style:font-name="sans-serif" officeooo:rsid="00743bc5"/>
    </style:style>
    <style:style style:name="T47" style:family="text">
      <style:text-properties style:font-name="sans-serif" officeooo:rsid="007a541b"/>
    </style:style>
    <style:style style:name="T48" style:family="text">
      <style:text-properties style:font-name="sans-serif" officeooo:rsid="007af10f"/>
    </style:style>
    <style:style style:name="T49" style:family="text">
      <style:text-properties style:font-name="sans-serif" officeooo:rsid="007d8ff6"/>
    </style:style>
    <style:style style:name="T50" style:family="text">
      <style:text-properties style:font-name="sans-serif" fo:font-style="italic" officeooo:rsid="00775df7" style:font-name-asian="sans-serif" style:font-style-asian="italic" style:font-name-complex="sans-serif" style:font-style-complex="italic"/>
    </style:style>
    <style:style style:name="T51" style:family="text">
      <style:text-properties style:font-name="sans-serif" fo:font-style="italic" officeooo:rsid="0088baf7" style:font-name-asian="sans-serif" style:font-style-asian="italic" style:font-name-complex="sans-serif" style:font-style-complex="italic"/>
    </style:style>
    <style:style style:name="T52" style:family="text">
      <style:text-properties style:font-name="sans-serif" fo:font-style="italic" officeooo:rsid="007d04e9" style:font-name-asian="sans-serif" style:font-style-asian="italic" style:font-name-complex="sans-serif" style:font-style-complex="italic"/>
    </style:style>
    <style:style style:name="T53" style:family="text">
      <style:text-properties style:font-name="sans-serif" officeooo:rsid="0088baf7"/>
    </style:style>
    <style:style style:name="T54" style:family="text">
      <style:text-properties fo:font-variant="normal" fo:text-transform="none" fo:color="#000000" loext:opacity="100%" fo:letter-spacing="normal" fo:font-style="normal" fo:font-weight="normal" officeooo:rsid="000ed300"/>
    </style:style>
    <style:style style:name="T55" style:family="text">
      <style:text-properties fo:font-variant="normal" fo:text-transform="none" fo:color="#000000" loext:opacity="100%" fo:letter-spacing="normal" fo:font-style="normal" fo:font-weight="normal" officeooo:rsid="00507f3e"/>
    </style:style>
    <style:style style:name="T56" style:family="text">
      <style:text-properties fo:font-variant="normal" fo:text-transform="none" fo:color="#000000" loext:opacity="100%" fo:letter-spacing="normal" fo:font-style="normal" fo:font-weight="normal" officeooo:rsid="00539e4d"/>
    </style:style>
    <style:style style:name="T5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a33ec" style:font-size-asian="11pt" style:font-size-complex="11pt"/>
    </style:style>
    <style:style style:name="T5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d5bae" style:font-size-asian="11pt" style:font-size-complex="11pt"/>
    </style:style>
    <style:style style:name="T5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f26a3" style:font-size-asian="11pt" style:font-size-complex="11pt"/>
    </style:style>
    <style:style style:name="T6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42d3e" style:font-size-asian="11pt" style:font-size-complex="11pt"/>
    </style:style>
    <style:style style:name="T6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0e459" style:font-size-asian="11pt" style:font-size-complex="11pt"/>
    </style:style>
    <style:style style:name="T6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e7ea3" style:font-size-asian="11pt" style:font-size-complex="11pt"/>
    </style:style>
    <style:style style:name="T6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2d7e4" style:font-size-asian="11pt" style:font-size-complex="11pt"/>
    </style:style>
    <style:style style:name="T6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a2c7d" style:font-size-asian="11pt" style:font-size-complex="11pt"/>
    </style:style>
    <style:style style:name="T6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f38db" style:font-size-asian="11pt" style:font-size-complex="11pt"/>
    </style:style>
    <style:style style:name="T6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a9ec4" style:font-size-asian="11pt" style:font-size-complex="11pt"/>
    </style:style>
    <style:style style:name="T6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20588" style:font-size-asian="11pt" style:font-size-complex="11pt"/>
    </style:style>
    <style:style style:name="T6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25351" style:font-size-asian="11pt" style:font-size-complex="11pt"/>
    </style:style>
    <style:style style:name="T6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996f2" style:font-size-asian="11pt" style:font-size-complex="11pt"/>
    </style:style>
    <style:style style:name="T7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7ab81" style:font-size-asian="11pt" style:font-size-complex="11pt"/>
    </style:style>
    <style:style style:name="T7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4c2f8" style:font-size-asian="11pt" style:font-size-complex="11pt"/>
    </style:style>
    <style:style style:name="T7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83ab" style:font-size-asian="11pt" style:font-size-complex="11pt"/>
    </style:style>
    <style:style style:name="T7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a8c18" style:font-size-asian="11pt" style:font-size-complex="11pt"/>
    </style:style>
    <style:style style:name="T7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77a4d" style:font-size-asian="11pt" style:font-size-complex="11pt"/>
    </style:style>
    <style:style style:name="T7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db399" style:font-size-asian="11pt" style:font-size-complex="11pt"/>
    </style:style>
    <style:style style:name="T7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68343" style:font-size-asian="11pt" style:font-size-complex="11pt"/>
    </style:style>
    <style:style style:name="T7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98fd4" style:font-size-asian="11pt" style:font-size-complex="11pt"/>
    </style:style>
    <style:style style:name="T7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a5130" style:font-size-asian="11pt" style:font-size-complex="11pt"/>
    </style:style>
    <style:style style:name="T7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b07e6" style:font-size-asian="11pt" style:font-size-complex="11pt"/>
    </style:style>
    <style:style style:name="T8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c13a9" style:font-size-asian="11pt" style:font-size-complex="11pt"/>
    </style:style>
    <style:style style:name="T8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eafcb" style:font-size-asian="11pt" style:font-size-complex="11pt"/>
    </style:style>
    <style:style style:name="T8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02f51" style:font-size-asian="11pt" style:font-size-complex="11pt"/>
    </style:style>
    <style:style style:name="T8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3c54a" style:font-size-asian="11pt" style:font-size-complex="11pt"/>
    </style:style>
    <style:style style:name="T8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51736" style:font-size-asian="11pt" style:font-size-complex="11pt"/>
    </style:style>
    <style:style style:name="T8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8baf7" style:font-size-asian="11pt" style:font-size-complex="11pt"/>
    </style:style>
    <style:style style:name="T86" style:family="text">
      <style:text-properties fo:font-variant="normal" fo:text-transform="none" fo:color="#000000" loext:opacity="100%" style:font-name="Liberation Sans" fo:font-size="11pt" fo:letter-spacing="normal" fo:font-style="normal" fo:font-weight="bold" officeooo:rsid="0010e459" style:font-size-asian="11pt" style:font-weight-asian="bold" style:font-size-complex="11pt" style:font-weight-complex="bold"/>
    </style:style>
    <style:style style:name="T87" style:family="text">
      <style:text-properties fo:font-variant="normal" fo:text-transform="none" fo:color="#000000" loext:opacity="100%" style:font-name="Liberation Sans" fo:font-size="11pt" fo:letter-spacing="normal" fo:font-style="normal" style:text-underline-style="none" fo:font-weight="normal" officeooo:rsid="00870bca" style:font-size-asian="11pt" style:font-size-complex="11pt"/>
    </style:style>
    <style:style style:name="T88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10e459" style:font-size-asian="11pt" style:font-style-asian="italic" style:font-size-complex="11pt" style:font-style-complex="italic"/>
    </style:style>
    <style:style style:name="T89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851736" style:font-size-asian="11pt" style:font-style-asian="italic" style:font-size-complex="11pt" style:font-style-complex="italic"/>
    </style:style>
    <style:style style:name="T90" style:family="text">
      <style:text-properties fo:font-variant="normal" fo:text-transform="none" fo:color="#000000" loext:opacity="100%" style:font-name="Liberation Sans" fo:letter-spacing="normal" fo:font-style="normal" fo:font-weight="normal" officeooo:rsid="000a33ec"/>
    </style:style>
    <style:style style:name="T91" style:family="text">
      <style:text-properties fo:font-variant="normal" fo:text-transform="none" fo:color="#000000" loext:opacity="100%" style:font-name="Liberation Sans" fo:letter-spacing="normal" fo:font-style="normal" fo:font-weight="normal" officeooo:rsid="00524e95" style:font-name-asian="sans-serif" style:font-name-complex="sans-serif"/>
    </style:style>
    <style:style style:name="T92" style:family="text">
      <style:text-properties fo:font-variant="normal" fo:text-transform="none" fo:color="#000000" loext:opacity="100%" style:font-name="Liberation Sans" fo:letter-spacing="normal" fo:font-style="normal" fo:font-weight="normal" officeooo:rsid="00681721"/>
    </style:style>
    <style:style style:name="T93" style:family="text">
      <style:text-properties fo:font-variant="normal" fo:text-transform="none" fo:color="#000000" loext:opacity="100%" style:font-name="Liberation Sans" fo:letter-spacing="normal" fo:font-style="normal" fo:font-weight="normal" officeooo:rsid="00460992"/>
    </style:style>
    <style:style style:name="T94" style:family="text">
      <style:text-properties fo:font-variant="normal" fo:text-transform="none" fo:color="#000000" loext:opacity="100%" style:font-name="Liberation Sans" fo:letter-spacing="normal" fo:font-style="normal" fo:font-weight="normal" officeooo:rsid="000d5bae"/>
    </style:style>
    <style:style style:name="T95" style:family="text">
      <style:text-properties fo:font-variant="normal" fo:text-transform="none" fo:color="#000000" loext:opacity="100%" style:font-name="Liberation Sans" fo:letter-spacing="normal" fo:font-style="normal" fo:font-weight="normal" officeooo:rsid="000ed31d"/>
    </style:style>
    <style:style style:name="T96" style:family="text">
      <style:text-properties fo:font-variant="normal" fo:text-transform="none" fo:color="#000000" loext:opacity="100%" style:font-name="Liberation Sans" fo:letter-spacing="normal" fo:font-style="normal" fo:font-weight="normal" officeooo:rsid="00539e4d"/>
    </style:style>
    <style:style style:name="T97" style:family="text">
      <style:text-properties fo:font-variant="normal" fo:text-transform="none" fo:color="#000000" loext:opacity="100%" style:font-name="Liberation Sans" fo:letter-spacing="normal" fo:font-style="normal" fo:font-weight="normal" officeooo:rsid="000ed300"/>
    </style:style>
    <style:style style:name="T98" style:family="text">
      <style:text-properties fo:font-variant="normal" fo:text-transform="none" fo:color="#000000" loext:opacity="100%" style:font-name="Liberation Sans" fo:letter-spacing="normal" fo:font-style="normal" fo:font-weight="normal" officeooo:rsid="000f26a3"/>
    </style:style>
    <style:style style:name="T99" style:family="text">
      <style:text-properties fo:font-variant="normal" fo:text-transform="none" fo:color="#000000" loext:opacity="100%" style:font-name="Liberation Sans" fo:letter-spacing="normal" fo:font-style="normal" fo:font-weight="normal" officeooo:rsid="003fd789"/>
    </style:style>
    <style:style style:name="T100" style:family="text">
      <style:text-properties fo:font-variant="normal" fo:text-transform="none" fo:color="#000000" loext:opacity="100%" style:font-name="Liberation Sans" fo:letter-spacing="normal" fo:font-style="normal" fo:font-weight="normal" officeooo:rsid="003f0acd"/>
    </style:style>
    <style:style style:name="T101" style:family="text">
      <style:text-properties fo:font-variant="normal" fo:text-transform="none" fo:color="#000000" loext:opacity="100%" style:font-name="Liberation Sans" fo:letter-spacing="normal" fo:font-style="normal" fo:font-weight="normal" officeooo:rsid="0062543d"/>
    </style:style>
    <style:style style:name="T102" style:family="text">
      <style:text-properties fo:font-variant="normal" fo:text-transform="none" fo:color="#000000" loext:opacity="100%" style:font-name="Liberation Sans" fo:letter-spacing="normal" fo:font-style="normal" fo:font-weight="normal" officeooo:rsid="00507f3e"/>
    </style:style>
    <style:style style:name="T103" style:family="text">
      <style:text-properties fo:font-variant="normal" fo:text-transform="none" fo:color="#000000" loext:opacity="100%" style:font-name="Liberation Sans" fo:letter-spacing="normal" fo:font-style="normal" fo:font-weight="normal" officeooo:rsid="00125944"/>
    </style:style>
    <style:style style:name="T104" style:family="text">
      <style:text-properties fo:font-variant="normal" fo:text-transform="none" fo:color="#000000" loext:opacity="100%" style:font-name="Liberation Sans" fo:letter-spacing="normal" fo:font-style="normal" fo:font-weight="normal" officeooo:rsid="004905b9"/>
    </style:style>
    <style:style style:name="T105" style:family="text">
      <style:text-properties fo:font-variant="normal" fo:text-transform="none" fo:color="#000000" loext:opacity="100%" style:font-name="Liberation Sans" fo:letter-spacing="normal" fo:font-style="normal" fo:font-weight="normal" officeooo:rsid="007ea59f"/>
    </style:style>
    <style:style style:name="T106" style:family="text">
      <style:text-properties fo:font-variant="normal" fo:text-transform="none" fo:color="#000000" loext:opacity="100%" style:font-name="Liberation Sans" fo:letter-spacing="normal" fo:font-style="normal" fo:font-weight="normal" officeooo:rsid="008bb68f"/>
    </style:style>
    <style:style style:name="T10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0f26a3" style:font-size-asian="11pt" style:font-size-complex="11pt"/>
    </style:style>
    <style:style style:name="T10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996f2" style:font-size-asian="11pt" style:font-size-complex="11pt"/>
    </style:style>
    <style:style style:name="T10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0a33ec" style:font-size-asian="11pt" style:font-size-complex="11pt"/>
    </style:style>
    <style:style style:name="T11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0a9ec4" style:font-size-asian="11pt" style:font-size-complex="11pt"/>
    </style:style>
    <style:style style:name="T11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42d3e" style:font-size-asian="11pt" style:font-size-complex="11pt"/>
    </style:style>
    <style:style style:name="T11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4beca7" style:font-size-asian="11pt" style:font-size-complex="11pt"/>
    </style:style>
    <style:style style:name="T11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e7ea3" style:font-size-asian="11pt" style:font-size-complex="11pt"/>
    </style:style>
    <style:style style:name="T11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02f51" style:font-size-asian="11pt" style:font-size-complex="11pt"/>
    </style:style>
    <style:style style:name="T11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68343" style:font-size-asian="11pt" style:font-size-complex="11pt"/>
    </style:style>
    <style:style style:name="T11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51736" style:font-size-asian="11pt" style:font-size-complex="11pt"/>
    </style:style>
    <style:style style:name="T117" style:family="text">
      <style:text-properties fo:font-variant="normal" fo:text-transform="none" fo:color="#000000" loext:opacity="100%" style:font-name="Liberation Mono" fo:font-size="11pt" fo:letter-spacing="normal" fo:font-style="normal" style:text-underline-style="none" fo:font-weight="normal" officeooo:rsid="00870bca" style:font-size-asian="11pt" style:font-size-complex="11pt"/>
    </style:style>
    <style:style style:name="T118" style:family="text">
      <style:text-properties fo:font-variant="normal" fo:text-transform="none" fo:color="#000000" loext:opacity="100%" style:font-name="Liberation Mono" fo:letter-spacing="normal" fo:font-style="normal" fo:font-weight="normal" officeooo:rsid="000a33ec" style:font-name-asian="sans-serif" style:font-name-complex="sans-serif"/>
    </style:style>
    <style:style style:name="T119" style:family="text">
      <style:text-properties fo:font-variant="normal" fo:text-transform="none" fo:color="#000000" loext:opacity="100%" style:font-name="Liberation Mono" fo:letter-spacing="normal" fo:font-style="normal" fo:font-weight="normal" officeooo:rsid="000ed300"/>
    </style:style>
    <style:style style:name="T120" style:family="text">
      <style:text-properties fo:font-variant="normal" fo:text-transform="none" fo:color="#000000" loext:opacity="100%" style:font-name="Liberation Mono" fo:letter-spacing="normal" fo:font-style="normal" fo:font-weight="normal" officeooo:rsid="000a33ec"/>
    </style:style>
    <style:style style:name="T121" style:family="text">
      <style:text-properties fo:font-variant="normal" fo:text-transform="none" fo:color="#000000" loext:opacity="100%" style:font-name="Liberation Mono" fo:letter-spacing="normal" fo:font-style="normal" fo:font-weight="normal" officeooo:rsid="000d5bae"/>
    </style:style>
    <style:style style:name="T122" style:family="text">
      <style:text-properties fo:font-variant="normal" fo:text-transform="none" fo:color="#000000" loext:opacity="100%" style:font-name="Liberation Mono" fo:letter-spacing="normal" fo:font-style="normal" fo:font-weight="normal" officeooo:rsid="00125944"/>
    </style:style>
    <style:style style:name="T123" style:family="text">
      <style:text-properties fo:font-variant="normal" fo:text-transform="none" fo:color="#595959" loext:opacity="100%" fo:letter-spacing="normal" fo:font-style="normal"/>
    </style:style>
    <style:style style:name="T124" style:family="text">
      <style:text-properties fo:font-variant="normal" fo:text-transform="none" fo:color="#595959" loext:opacity="100%" fo:letter-spacing="normal" fo:font-style="normal" officeooo:rsid="0037ab81"/>
    </style:style>
    <style:style style:name="T125" style:family="text">
      <style:text-properties fo:font-variant="normal" fo:text-transform="none" fo:color="#595959" loext:opacity="100%" fo:letter-spacing="normal" fo:font-style="normal" officeooo:rsid="000a33ec"/>
    </style:style>
    <style:style style:name="T126" style:family="text">
      <style:text-properties fo:font-variant="normal" fo:text-transform="none" fo:color="#595959" loext:opacity="100%" style:font-name="Liberation Sans" fo:letter-spacing="normal" fo:font-style="normal" fo:font-weight="normal" officeooo:rsid="0023b62d" style:font-style-asian="normal" style:font-weight-asian="normal" style:font-style-complex="normal" style:font-weight-complex="normal"/>
    </style:style>
    <style:style style:name="T127" style:family="text">
      <style:text-properties fo:font-variant="normal" fo:text-transform="none" fo:color="#595959" loext:opacity="100%" style:font-name="Liberation Sans" fo:letter-spacing="normal" fo:font-style="normal" fo:font-weight="normal" officeooo:rsid="00886bb5" style:font-style-asian="normal" style:font-weight-asian="normal" style:font-style-complex="normal" style:font-weight-complex="normal"/>
    </style:style>
    <style:style style:name="T128" style:family="text">
      <style:text-properties fo:font-variant="normal" fo:text-transform="none" fo:color="#595959" loext:opacity="100%" style:font-name="Liberation Sans" fo:letter-spacing="normal" fo:font-style="normal" fo:font-weight="normal" officeooo:rsid="0039fe0f" style:font-name-asian="Songti SC" style:font-style-asian="normal" style:font-weight-asian="normal" style:font-name-complex="Arial Unicode MS" style:font-style-complex="normal" style:font-weight-complex="normal"/>
    </style:style>
    <style:style style:name="T129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10e459" style:font-size-asian="11pt" style:font-weight-asian="bold" style:font-size-complex="11pt" style:font-weight-complex="bold"/>
    </style:style>
    <style:style style:name="T130" style:family="text">
      <style:text-properties fo:font-variant="normal" fo:text-transform="none" fo:color="#808080" loext:opacity="100%" style:font-name="Liberation Mono" fo:letter-spacing="normal" fo:font-style="normal" fo:font-weight="normal" officeooo:rsid="000a33ec" style:font-weight-asian="normal" style:font-weight-complex="normal"/>
    </style:style>
    <style:style style:name="T131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132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8d7d0a" style:font-size-asian="11pt" style:font-size-complex="11pt"/>
    </style:style>
    <style:style style:name="T133" style:family="text">
      <style:text-properties fo:font-variant="normal" fo:text-transform="none" fo:color="#4169e1" loext:opacity="100%" style:font-name="Liberation Sans" fo:font-size="11pt" fo:letter-spacing="normal" fo:font-style="normal" fo:font-weight="bold" officeooo:rsid="0010e459" style:font-size-asian="11pt" style:font-weight-asian="bold" style:font-size-complex="11pt" style:font-weight-complex="bold"/>
    </style:style>
    <style:style style:name="T134" style:family="text">
      <style:text-properties officeooo:rsid="000b6743" style:font-name-asian="sans-serif" style:font-name-complex="sans-serif"/>
    </style:style>
    <style:style style:name="T135" style:family="text">
      <style:text-properties officeooo:rsid="000a33ec" style:font-name-asian="sans-serif" style:font-name-complex="sans-serif"/>
    </style:style>
    <style:style style:name="T136" style:family="text">
      <style:text-properties officeooo:rsid="001c819a" style:font-name-asian="sans-serif" style:font-name-complex="sans-serif"/>
    </style:style>
    <style:style style:name="T137" style:family="text">
      <style:text-properties officeooo:rsid="0037ab81" style:font-name-asian="sans-serif" style:font-name-complex="sans-serif"/>
    </style:style>
    <style:style style:name="T138" style:family="text">
      <style:text-properties officeooo:rsid="000c5b02" style:font-name-asian="sans-serif" style:font-name-complex="sans-serif"/>
    </style:style>
    <style:style style:name="T139" style:family="text">
      <style:text-properties officeooo:rsid="004ec8f1" style:font-name-asian="sans-serif" style:font-name-complex="sans-serif"/>
    </style:style>
    <style:style style:name="T140" style:family="text">
      <style:text-properties officeooo:rsid="005a9edc" style:font-name-asian="sans-serif" style:font-name-complex="sans-serif"/>
    </style:style>
    <style:style style:name="T141" style:family="text">
      <style:text-properties officeooo:rsid="006b07e6" style:font-name-asian="sans-serif" style:font-name-complex="sans-serif"/>
    </style:style>
    <style:style style:name="T142" style:family="text">
      <style:text-properties officeooo:rsid="006dafb7" style:font-name-asian="sans-serif" style:font-name-complex="sans-serif"/>
    </style:style>
    <style:style style:name="T143" style:family="text">
      <style:text-properties officeooo:rsid="0070d1c0" style:font-name-asian="sans-serif" style:font-name-complex="sans-serif"/>
    </style:style>
    <style:style style:name="T144" style:family="text">
      <style:text-properties officeooo:rsid="00713973" style:font-name-asian="sans-serif" style:font-name-complex="sans-serif"/>
    </style:style>
    <style:style style:name="T145" style:family="text">
      <style:text-properties officeooo:rsid="00719521" style:font-name-asian="sans-serif" style:font-name-complex="sans-serif"/>
    </style:style>
    <style:style style:name="T146" style:family="text">
      <style:text-properties officeooo:rsid="007350c0" style:font-name-asian="sans-serif" style:font-name-complex="sans-serif"/>
    </style:style>
    <style:style style:name="T147" style:family="text">
      <style:text-properties officeooo:rsid="00775df7" style:font-name-asian="sans-serif" style:font-name-complex="sans-serif"/>
    </style:style>
    <style:style style:name="T148" style:family="text">
      <style:text-properties officeooo:rsid="007d0333" style:font-name-asian="sans-serif" style:font-name-complex="sans-serif"/>
    </style:style>
    <style:style style:name="T149" style:family="text">
      <style:text-properties officeooo:rsid="0083c54a" style:font-name-asian="sans-serif" style:font-name-complex="sans-serif"/>
    </style:style>
    <style:style style:name="T150" style:family="text">
      <style:text-properties fo:color="#666666" loext:opacity="100%" style:text-position="0% 100%" style:font-name="Liberation Mono" fo:font-size="9pt" officeooo:rsid="00125944" style:font-size-asian="9pt" style:font-size-complex="9pt"/>
    </style:style>
    <style:style style:name="T151" style:family="text">
      <style:text-properties style:font-name="Liberation Sans" officeooo:rsid="000a33ec" style:font-name-asian="sans-serif" style:font-name-complex="sans-serif"/>
    </style:style>
    <style:style style:name="T152" style:family="text">
      <style:text-properties style:font-name="Liberation Sans" officeooo:rsid="000d5bae" style:font-name-asian="sans-serif" style:font-name-complex="sans-serif"/>
    </style:style>
    <style:style style:name="T153" style:family="text">
      <style:text-properties style:font-name="Liberation Sans" officeooo:rsid="0014c2f8" style:font-name-asian="sans-serif" style:font-name-complex="sans-serif"/>
    </style:style>
    <style:style style:name="T154" style:family="text">
      <style:text-properties style:font-name="Liberation Sans" officeooo:rsid="001c819a" style:font-name-asian="sans-serif" style:font-name-complex="sans-serif"/>
    </style:style>
    <style:style style:name="T155" style:family="text">
      <style:text-properties style:font-name="Liberation Sans" officeooo:rsid="000b6743" style:font-name-asian="sans-serif" style:font-name-complex="sans-serif"/>
    </style:style>
    <style:style style:name="T156" style:family="text">
      <style:text-properties style:font-name="Liberation Sans" officeooo:rsid="000ed31d" style:font-name-asian="sans-serif" style:font-name-complex="sans-serif"/>
    </style:style>
    <style:style style:name="T157" style:family="text">
      <style:text-properties style:font-name="Liberation Sans" officeooo:rsid="004ec8f1" style:font-name-asian="sans-serif" style:font-name-complex="sans-serif"/>
    </style:style>
    <style:style style:name="T158" style:family="text">
      <style:text-properties style:font-name="Liberation Sans" officeooo:rsid="00507f3e" style:font-name-asian="sans-serif" style:font-name-complex="sans-serif"/>
    </style:style>
    <style:style style:name="T159" style:family="text">
      <style:text-properties style:font-name="Liberation Sans" officeooo:rsid="00524e95" style:font-name-asian="sans-serif" style:font-name-complex="sans-serif"/>
    </style:style>
    <style:style style:name="T160" style:family="text">
      <style:text-properties style:font-name="Liberation Sans" officeooo:rsid="00719521" style:font-name-asian="sans-serif" style:font-name-complex="sans-serif"/>
    </style:style>
    <style:style style:name="T161" style:family="text">
      <style:text-properties style:font-name="Liberation Sans" officeooo:rsid="00743bc5" style:font-name-asian="sans-serif" style:font-name-complex="sans-serif"/>
    </style:style>
    <style:style style:name="T162" style:family="text">
      <style:text-properties style:font-name="Liberation Sans" officeooo:rsid="0078bb00" style:font-name-asian="sans-serif" style:font-name-complex="sans-serif"/>
    </style:style>
    <style:style style:name="T163" style:family="text">
      <style:text-properties style:font-name="Liberation Sans" officeooo:rsid="007d8ff6" style:font-name-asian="sans-serif" style:font-name-complex="sans-serif"/>
    </style:style>
    <style:style style:name="T164" style:family="text">
      <style:text-properties style:font-name="Liberation Sans" officeooo:rsid="006b07e6" style:font-name-asian="sans-serif" style:font-name-complex="sans-serif"/>
    </style:style>
    <style:style style:name="T165" style:family="text">
      <style:text-properties style:font-name="Liberation Sans" officeooo:rsid="006e957a" style:font-name-asian="sans-serif" style:font-name-complex="sans-serif"/>
    </style:style>
    <style:style style:name="T166" style:family="text">
      <style:text-properties style:font-name="Liberation Sans" officeooo:rsid="00125944" style:font-name-asian="sans-serif" style:font-name-complex="sans-serif"/>
    </style:style>
    <style:style style:name="T167" style:family="text">
      <style:text-properties style:font-name="Liberation Sans" officeooo:rsid="0010e459"/>
    </style:style>
    <style:style style:name="T168" style:family="text">
      <style:text-properties style:font-name="Liberation Sans" fo:font-style="italic" officeooo:rsid="000a33ec" style:font-name-asian="sans-serif" style:font-style-asian="italic" style:font-name-complex="sans-serif" style:font-style-complex="italic"/>
    </style:style>
    <style:style style:name="T169" style:family="text">
      <style:text-properties style:font-name="Liberation Sans" fo:font-style="italic" officeooo:rsid="000d5bae" style:font-name-asian="sans-serif" style:font-style-asian="italic" style:font-name-complex="sans-serif" style:font-style-complex="italic"/>
    </style:style>
    <style:style style:name="T170" style:family="text">
      <style:text-properties style:font-name="Liberation Sans" fo:font-style="italic" officeooo:rsid="0078bb00" style:font-name-asian="sans-serif" style:font-style-asian="italic" style:font-name-complex="sans-serif" style:font-style-complex="italic"/>
    </style:style>
    <style:style style:name="T171" style:family="text">
      <style:text-properties style:font-name="Liberation Sans" fo:font-style="italic" officeooo:rsid="0088baf7" style:font-name-asian="sans-serif" style:font-style-asian="italic" style:font-name-complex="sans-serif" style:font-style-complex="italic"/>
    </style:style>
    <style:style style:name="T172" style:family="text">
      <style:text-properties style:font-name="Liberation Sans" fo:font-size="11pt" style:font-size-asian="11pt" style:font-size-complex="11pt"/>
    </style:style>
    <style:style style:name="T173" style:family="text">
      <style:text-properties style:font-name="Liberation Sans" fo:font-size="10pt" style:font-size-asian="10pt" style:font-size-complex="10pt"/>
    </style:style>
    <style:style style:name="T174" style:family="text">
      <style:text-properties style:font-name="Liberation Sans" fo:font-size="10pt" fo:font-style="normal" style:font-size-asian="10pt" style:font-size-complex="10pt"/>
    </style:style>
    <style:style style:name="T175" style:family="tex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T176" style:family="text"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T177" style:family="text">
      <style:text-properties style:font-name="Liberation Sans" fo:font-size="22pt" fo:font-weight="bold" officeooo:rsid="000a33ec" style:font-size-asian="22pt" style:font-weight-asian="bold" style:font-size-complex="22pt" style:font-weight-complex="bold"/>
    </style:style>
    <style:style style:name="T178" style:family="text">
      <style:text-properties officeooo:rsid="0010e459"/>
    </style:style>
    <style:style style:name="T179" style:family="text">
      <style:text-properties officeooo:rsid="0018c9f1"/>
    </style:style>
    <style:style style:name="T180" style:family="text">
      <style:text-properties officeooo:rsid="001a6345"/>
    </style:style>
    <style:style style:name="T181" style:family="text">
      <style:text-properties style:font-name="Liberation Sans1" officeooo:rsid="0010e459"/>
    </style:style>
    <style:style style:name="T182" style:family="text">
      <style:text-properties officeooo:rsid="00425351"/>
    </style:style>
    <style:style style:name="T183" style:family="text">
      <style:text-properties officeooo:rsid="0010e459" style:font-weight-asian="normal" style:font-weight-complex="normal"/>
    </style:style>
    <style:style style:name="T184" style:family="text">
      <style:text-properties officeooo:rsid="00425351" style:font-weight-asian="normal" style:font-weight-complex="normal"/>
    </style:style>
    <style:style style:name="T185" style:family="text">
      <style:text-properties fo:font-style="italic" officeooo:rsid="0010e459" style:font-style-asian="italic" style:font-style-complex="italic"/>
    </style:style>
    <style:style style:name="T186" style:family="text">
      <style:text-properties fo:font-style="italic" officeooo:rsid="00719521" style:font-style-asian="italic" style:font-name-complex="Arial Unicode MS1" style:font-style-complex="italic"/>
    </style:style>
    <style:style style:name="T187" style:family="text">
      <style:text-properties fo:font-style="italic" officeooo:rsid="0070d1c0" style:font-name-asian="sans-serif" style:font-style-asian="italic" style:font-name-complex="sans-serif" style:font-style-complex="italic"/>
    </style:style>
    <style:style style:name="T188" style:family="text">
      <style:text-properties fo:font-style="italic" officeooo:rsid="0088baf7" style:font-name-asian="sans-serif" style:font-style-asian="italic" style:font-name-complex="sans-serif" style:font-style-complex="italic"/>
    </style:style>
    <style:style style:name="T189" style:family="text">
      <style:text-properties fo:font-style="italic" officeooo:rsid="00775df7" style:font-name-asian="sans-serif" style:font-style-asian="italic" style:font-name-complex="sans-serif" style:font-style-complex="italic"/>
    </style:style>
    <style:style style:name="T190" style:family="text">
      <style:text-properties fo:font-style="italic" officeooo:rsid="007d0333" style:font-name-asian="sans-serif" style:font-style-asian="italic" style:font-name-complex="sans-serif" style:font-style-complex="italic"/>
    </style:style>
    <style:style style:name="T191" style:family="text">
      <style:text-properties style:text-position="0% 100%" style:font-name="Liberation Mono" fo:font-size="9pt" style:font-size-asian="9pt" style:font-size-complex="9pt"/>
    </style:style>
    <style:style style:name="T192" style:family="text">
      <style:text-properties style:text-position="0% 100%" style:font-name="Liberation Mono" fo:font-size="9pt" officeooo:rsid="00125944" style:font-name-asian="sans-serif" style:font-size-asian="9pt" style:font-name-complex="sans-serif" style:font-size-complex="9pt"/>
    </style:style>
    <style:style style:name="T193" style:family="text">
      <style:text-properties style:text-position="0% 100%" style:font-name="Liberation Mono" fo:font-size="10pt" style:font-size-asian="10pt" style:font-size-complex="10pt"/>
    </style:style>
    <style:style style:name="T194" style:family="text">
      <style:text-properties officeooo:rsid="005fa2ad"/>
    </style:style>
    <style:style style:name="T195" style:family="text">
      <style:text-properties fo:color="#000000" loext:opacity="100%"/>
    </style:style>
    <style:style style:name="T196" style:family="text">
      <style:text-properties fo:color="#000000" loext:opacity="100%" style:font-name="Liberation Mono"/>
    </style:style>
    <style:style style:name="T197" style:family="text">
      <style:text-properties fo:color="#000000" loext:opacity="100%" style:font-name="Liberation Mono" officeooo:rsid="00886bb5"/>
    </style:style>
    <style:style style:name="T198" style:family="text">
      <style:text-properties fo:color="#000000" loext:opacity="100%" officeooo:rsid="00886bb5"/>
    </style:style>
    <style:style style:name="T199" style:family="text">
      <style:text-properties officeooo:rsid="00698fd4"/>
    </style:style>
    <style:style style:name="T200" style:family="text">
      <style:text-properties officeooo:rsid="006c15d0"/>
    </style:style>
    <style:style style:name="T201" style:family="text">
      <style:text-properties officeooo:rsid="00719521"/>
    </style:style>
    <style:style style:name="T202" style:family="text">
      <style:text-properties officeooo:rsid="0081da38"/>
    </style:style>
    <style:style style:name="T203" style:family="text">
      <style:text-properties officeooo:rsid="00870bca"/>
    </style:style>
    <style:style style:name="T204" style:family="text">
      <style:text-properties officeooo:rsid="00870bca" style:font-name-asian="Liberation Mono1" style:font-name-complex="Liberation Mono1"/>
    </style:style>
    <style:style style:name="T205" style:family="text">
      <style:text-properties officeooo:rsid="004fd333" style:font-style-asian="normal" style:font-style-complex="normal"/>
    </style:style>
    <style:style style:name="T206" style:family="text">
      <style:text-properties officeooo:rsid="00886bb5"/>
    </style:style>
    <style:style style:name="T207" style:family="text">
      <style:text-properties officeooo:rsid="0088baf7"/>
    </style:style>
    <style:style style:name="T208" style:family="text">
      <style:text-properties officeooo:rsid="008e6a29"/>
    </style:style>
    <style:style style:name="T209" style:family="text">
      <style:text-properties officeooo:rsid="002bd499"/>
    </style:style>
    <style:style style:name="T210" style:family="text">
      <style:text-properties officeooo:rsid="002d5b5b"/>
    </style:style>
    <style:style style:name="T211" style:family="text">
      <style:text-properties officeooo:rsid="002e14a6"/>
    </style:style>
    <style:style style:name="T212" style:family="text">
      <style:text-properties officeooo:rsid="0091753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h text:style-name="Heading_20_1" text:outline-level="1"><text:bookmark-start text:name="__RefHeading___Toc5543_954366156"/><text:span text:style-name="T177">Abreviar</text:span><text:span text:style-name="T176"> </text:span><text:span text:style-name="T177">cadenas de texto</text:span><text:bookmark-end text:name="__RefHeading___Toc5543_954366156"/></text:h>
      <text:h text:style-name="P9" text:outline-level="2"><text:bookmark-start text:name="__RefHeading___Toc5545_954366156"/><text:span text:style-name="T124">1. </text:span><text:span text:style-name="T123">Descri</text:span><text:span text:style-name="T125">pción</text:span><text:bookmark-end text:name="__RefHeading___Toc5545_954366156"/></text:h>
      <text:p text:style-name="P42"><text:span text:style-name="T108">abbreviate</text:span><text:span text:style-name="T112">()</text:span><text:span text:style-name="T69"> es una f</text:span><text:span text:style-name="T70">unción para a</text:span><text:span text:style-name="T58">corta</text:span><text:span text:style-name="T70">r</text:span><text:span text:style-name="T58"> </text:span><text:span text:style-name="T57">cadenas de texto </text:span><text:span text:style-name="T73">que </text:span><text:span text:style-name="T74">devolverá</text:span><text:span text:style-name="T71"> </text:span><text:span text:style-name="T66">abrevia</text:span><text:span text:style-name="T72">turas</text:span><text:span text:style-name="T57"> únic</text:span><text:span text:style-name="T66">a</text:span><text:span text:style-name="T57">s </text:span><text:span text:style-name="T73">siempre que sea posible.</text:span><text:span text:style-name="T57"> </text:span><text:span text:style-name="T79">El número</text:span><text:span text:style-name="T66"> mínim</text:span><text:span text:style-name="T79">o</text:span><text:span text:style-name="T57"> de caracteres </text:span><text:span text:style-name="T79">por abreviatura</text:span><text:span text:style-name="T77"> </text:span><text:span text:style-name="T79">puede definirse</text:span><text:span text:style-name="T73"> </text:span><text:span text:style-name="T77">con el</text:span><text:span text:style-name="T66"> argumento </text:span><text:span text:style-name="T109">minlength</text:span><text:span text:style-name="T57">. </text:span><text:span text:style-name="T80">A</text:span><text:span text:style-name="T77"> menos que</text:span><text:span text:style-name="T57"> el argumento </text:span><text:span text:style-name="T109">stric</text:span><text:span text:style-name="T110">t</text:span><text:span text:style-name="T57"> </text:span><text:span text:style-name="T77">sea</text:span><text:span text:style-name="T74"> establecido</text:span><text:span text:style-name="T73"> como verdadero</text:span><text:span text:style-name="T57"> </text:span><text:span text:style-name="T73">(</text:span><text:span text:style-name="T109">TRUE</text:span><text:span text:style-name="T73">), </text:span><text:span text:style-name="T78">la extensión mínima </text:span><text:span text:style-name="T79">de caracteres</text:span><text:span text:style-name="T78"> deseada no </text:span><text:span text:style-name="T80">siempre </text:span><text:span text:style-name="T78">será respetada. </text:span><text:span text:style-name="T80">No obstante,</text:span><text:span text:style-name="T78"> existirá </text:span><text:span text:style-name="T73">la posibilidad de que ocurran repeticiones </text:span><text:span text:style-name="T77">en las abreviaturas </text:span><text:span text:style-name="T80">cuando se establezca una extensión mínima estricta</text:span><text:span text:style-name="T73">.</text:span>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8">Contenido</text:p>
          </text:index-title>
          <text:p text:style-name="P35"><text:a xlink:type="simple" xlink:href="#__RefHeading___Toc5543_954366156" text:style-name="Index_20_Link" text:visited-style-name="Index_20_Link"><text:span text:style-name="T173">Abreviar cadenas de texto<text:tab/>1</text:span></text:a></text:p>
          <text:p text:style-name="P36"><text:a xlink:type="simple" xlink:href="#__RefHeading___Toc5545_954366156" text:style-name="Index_20_Link" text:visited-style-name="Index_20_Link"><text:span text:style-name="T174">1. Descripción</text:span></text:a><text:a xlink:type="simple" xlink:href="#__RefHeading___Toc5545_954366156" text:style-name="Index_20_Link" text:visited-style-name="Index_20_Link"><text:span text:style-name="T173"><text:tab/>1</text:span></text:a></text:p>
          <text:p text:style-name="P36"><text:a xlink:type="simple" xlink:href="#__RefHeading___Toc5547_954366156" text:style-name="Index_20_Link" text:visited-style-name="Index_20_Link"><text:span text:style-name="T173">2. Utilización<text:tab/>1</text:span></text:a></text:p>
          <text:p text:style-name="P36"><text:a xlink:type="simple" xlink:href="#__RefHeading___Toc5549_954366156" text:style-name="Index_20_Link" text:visited-style-name="Index_20_Link"><text:span text:style-name="T173">3. Argumentos<text:tab/>1</text:span></text:a></text:p>
          <text:p text:style-name="P36"><text:a xlink:type="simple" xlink:href="#__RefHeading___Toc5551_954366156" text:style-name="Index_20_Link" text:visited-style-name="Index_20_Link"><text:span text:style-name="T173">3. Detalles<text:tab/>2</text:span></text:a></text:p>
          <text:p text:style-name="P36"><text:a xlink:type="simple" xlink:href="#__RefHeading___Toc5553_954366156" text:style-name="Index_20_Link" text:visited-style-name="Index_20_Link"><text:span text:style-name="T173">4. Valor devuelto<text:tab/>3</text:span></text:a></text:p>
          <text:p text:style-name="P36"><text:a xlink:type="simple" xlink:href="#__RefHeading___Toc5555_954366156" text:style-name="Index_20_Link" text:visited-style-name="Index_20_Link"><text:span text:style-name="T173">5. Advertencia<text:tab/>3</text:span></text:a></text:p>
          <text:p text:style-name="P36"><text:a xlink:type="simple" xlink:href="#__RefHeading___Toc5557_954366156" text:style-name="Index_20_Link" text:visited-style-name="Index_20_Link"><text:span text:style-name="T173">6. Véase también<text:tab/>3</text:span></text:a></text:p>
          <text:p text:style-name="P36"><text:a xlink:type="simple" xlink:href="#__RefHeading___Toc5559_954366156" text:style-name="Index_20_Link" text:visited-style-name="Index_20_Link"><text:span text:style-name="T173">7. Ejemplos<text:tab/>3</text:span></text:a></text:p>
          <text:p text:style-name="P36"><text:a xlink:type="simple" xlink:href="#__RefHeading___Toc5559_9543661561" text:style-name="Index_20_Link" text:visited-style-name="Index_20_Link"><text:span text:style-name="T173">8. Código fuente<text:tab/>4</text:span></text:a></text:p>
          <text:p text:style-name="P53"><text:a xlink:type="simple" xlink:href="#__RefHeading___Toc7307_360516831" text:style-name="Index_20_Link" text:visited-style-name="Index_20_Link"><text:span text:style-name="T173">1. abbreviate()<text:tab/>4</text:span></text:a></text:p>
          <text:p text:style-name="P36"><text:a xlink:type="simple" xlink:href="#__RefHeading___Toc7313_360516831" text:style-name="Index_20_Link" text:visited-style-name="Index_20_Link"><text:span text:style-name="T175">9. Sobre la traducción</text:span></text:a><text:a xlink:type="simple" xlink:href="#__RefHeading___Toc7313_360516831" text:style-name="Index_20_Link" text:visited-style-name="Index_20_Link"><text:span text:style-name="T173"><text:tab/>5</text:span></text:a></text:p>
        </text:index-body>
      </text:table-of-content>
      <text:h text:style-name="P26" text:outline-level="2"><text:bookmark-start text:name="__RefHeading___Toc5547_954366156"/>2. Utilización<text:bookmark-end text:name="__RefHeading___Toc5547_954366156"/></text:h>
      <text:p text:style-name="P19"><text:tab/>abbreviate(names.arg, minlength = 4, use.classes = TRUE,</text:p>
      <text:p text:style-name="P23"><text:tab/> <text:s text:c="10"/><text:span text:style-name="T34">dot = FALSE, strict = FALSE,</text:span></text:p>
      <text:p text:style-name="P24"><text:tab/> <text:s text:c="10"/><text:span text:style-name="T34">method = c("left.kept", "both.sides"), named = TRUE)</text:span></text:p>
      <text:h text:style-name="P27" text:outline-level="2"><text:bookmark-start text:name="__RefHeading___Toc5549_954366156"/>3. Argumentos<text:bookmark-end text:name="__RefHeading___Toc5549_954366156"/></text:h>
      <text:p text:style-name="P7">Tabla <text:sequence text:ref-name="refTabla0" text:name="Tabla" text:formula="ooow:Tabla+1" style:num-format="1">1</text:sequence>. <text:span text:style-name="T201">Propósito,</text:span> tipo<text:span text:style-name="T208">s</text:span> de valores <text:span text:style-name="T201">y opciones para</text:span> los argumentos <text:span text:style-name="T186">de</text:span> <text:span text:style-name="T200">la función para abreviar text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140403597017536">
            <table:table-cell table:style-name="Table2.A1" office:value-type="string">
              <text:p text:style-name="P5">Nombre <text:span text:style-name="T194">de</text:span><text:span text:style-name="T199">l </text:span><text:span text:style-name="T200">a</text:span><text:span text:style-name="T194">rgumento</text:span></text:p>
            </table:table-cell>
            <table:table-cell table:style-name="Table2.A1" office:value-type="string">
              <text:p text:style-name="P4">Tipo <text:span text:style-name="T194">de valor esperado</text:span></text:p>
            </table:table-cell>
            <table:table-cell table:style-name="Table2.A1" office:value-type="string">
              <text:p text:style-name="P4">Propósito</text:p>
            </table:table-cell>
          </table:table-row>
        </table:table-header-rows>
        <table:table-row table:style-name="TableLine140403641799920">
          <table:table-cell table:style-name="Table2.A2" office:value-type="string">
            <text:p text:style-name="P14"><text:span text:style-name="Source_20_Text"><text:span text:style-name="T193">names.arg</text:span></text:span></text:p>
            <text:p text:style-name="P15"><text:span text:style-name="Source_20_Text"><text:span text:style-name="T150">arg.nombres</text:span></text:span></text:p>
          </table:table-cell>
          <table:table-cell table:style-name="Table2.B2" office:value-type="string">
            <text:p text:style-name="P3"><text:span text:style-name="T199">Un v</text:span>ector de tipo carácter</text:p>
          </table:table-cell>
          <table:table-cell table:style-name="Table2.B2" office:value-type="string">
            <text:p text:style-name="P2"><text:span text:style-name="T137">U</text:span><text:span text:style-name="T135">n vector de caracteres </text:span><text:span text:style-name="T138">con</text:span><text:span text:style-name="T135"> </text:span><text:span text:style-name="T140">los </text:span><text:span text:style-name="T135">nombres </text:span><text:span text:style-name="T140">que serán</text:span><text:span text:style-name="T135"> abreviado</text:span><text:span text:style-name="T134">s</text:span><text:span text:style-name="T135"> o un objeto para ser </text:span><text:span text:style-name="T142">coaccionado</text:span><text:span text:style-name="T135"> como un vector de caracteres por </text:span><text:span text:style-name="T141">la función</text:span><text:span text:style-name="T135"> </text:span><text:span text:style-name="T5">as.character</text:span><text:span text:style-name="T8">()</text:span><text:span text:style-name="T151">. </text:span><text:span text:style-name="T164">En general, </text:span><text:span text:style-name="T165">los valores esperados consistirán en nombres, palabras o frases cortas.</text:span></text:p>
          </table:table-cell>
        </table:table-row>
        <table:table-row table:style-name="TableLine140403642258064">
          <table:table-cell table:style-name="Table2.A2" office:value-type="string">
            <text:p text:style-name="P14"><text:span text:style-name="Source_20_Text"><text:span text:style-name="T193">minlength</text:span></text:span></text:p>
            <text:p text:style-name="P11"><text:span text:style-name="Source_20_Text"><text:span text:style-name="T191">extensionmin</text:span></text:span></text:p>
          </table:table-cell>
          <table:table-cell table:style-name="Table2.B2" office:value-type="string">
            <text:p text:style-name="P52">Un valor entero</text:p>
          </table:table-cell>
          <table:table-cell table:style-name="Table2.B2" office:value-type="string">
            <text:p text:style-name="P51"><text:span text:style-name="T137">L</text:span><text:span text:style-name="T135">a extensión mínima de las abrevia</text:span><text:span text:style-name="T136">turas</text:span><text:span text:style-name="T135">, </text:span><text:span text:style-name="T141">es decir, el número de caracteres </text:span><text:span text:style-name="T143">más pequeño</text:span><text:span text:style-name="T141"> </text:span><text:span text:style-name="T143">con el cual se podrá formar una abreviatura, </text:span><text:span text:style-name="T146">por lo</text:span><text:span text:style-name="T144"> que podrán presentarse abreviaturas más largas que la extensión mínima </text:span><text:span text:style-name="T145">especificada</text:span><text:span text:style-name="T143">. Si, en cambio, la usuaria busca definir el número máximo de caracteres que podrán tener las abreviaturas, deberá asegurarse de </text:span><text:soft-page-break/><text:span text:style-name="T143">seleccionar la opción </text:span><text:span text:style-name="T187">verdader</text:span><text:span text:style-name="T188">o</text:span><text:span text:style-name="T143"> (</text:span><text:span text:style-name="T9">TRUE</text:span><text:span text:style-name="T143">) para el argumento </text:span><text:span text:style-name="T9">strict</text:span><text:span text:style-name="T143">. </text:span><text:span text:style-name="T148">El número mínimo de caracteres predeterminado es cuatro.</text:span></text:p>
          </table:table-cell>
        </table:table-row>
        <table:table-row table:style-name="TableLine140403642347424">
          <table:table-cell table:style-name="Table2.A2" office:value-type="string">
            <text:p text:style-name="P14"><text:span text:style-name="Source_20_Text"><text:span text:style-name="T193">use.classes</text:span></text:span></text:p>
            <text:p text:style-name="P10"><text:span text:style-name="Source_20_Text"><text:span text:style-name="T192">usar.clases</text:span></text:span></text:p>
          </table:table-cell>
          <table:table-cell table:style-name="Table2.B2" office:value-type="string">
            <text:p text:style-name="P49"><text:span text:style-name="T139">Un v</text:span><text:span text:style-name="T134">alor l</text:span><text:span text:style-name="T135">ógico</text:span></text:p>
          </table:table-cell>
          <table:table-cell table:style-name="Table2.B2" office:value-type="string">
            <text:p text:style-name="P50"><text:span text:style-name="T147">Si se selecciona la opción </text:span><text:span text:style-name="T189">verdader</text:span><text:span text:style-name="T188">o</text:span><text:span text:style-name="T147"> (</text:span><text:span text:style-name="T10">TRUE</text:span><text:span text:style-name="T147">) se</text:span><text:span text:style-name="T134"> </text:span><text:span text:style-name="T148">priorizará la eliminación de</text:span><text:span text:style-name="T135"> los caracteres en minúsculas </text:span><text:span text:style-name="T149">y de las vocales</text:span><text:span text:style-name="T135">. </text:span><text:span text:style-name="T148">La opción </text:span><text:span text:style-name="T190">verdader</text:span><text:span text:style-name="T188">o</text:span><text:span text:style-name="T148"> es la predeterminada.</text:span></text:p>
          </table:table-cell>
        </table:table-row>
        <table:table-row table:style-name="TableLine140403642396320">
          <table:table-cell table:style-name="Table2.A2" office:value-type="string">
            <text:p text:style-name="P14"><text:span text:style-name="Source_20_Text"><text:span text:style-name="T193">dot</text:span></text:span></text:p>
            <text:p text:style-name="P11"><text:span text:style-name="Source_20_Text"><text:span text:style-name="T191">punto</text:span></text:span></text:p>
          </table:table-cell>
          <table:table-cell table:style-name="Table2.B2" office:value-type="string">
            <text:p text:style-name="P44"><text:span text:style-name="T39">Un v</text:span><text:span text:style-name="T37">alor l</text:span><text:span text:style-name="T36">ógico</text:span></text:p>
          </table:table-cell>
          <table:table-cell table:style-name="Table2.B2" office:value-type="string">
            <text:p text:style-name="P45"><text:span text:style-name="T42">Si se selecciona la opción </text:span><text:span text:style-name="T50">verdader</text:span><text:span text:style-name="T51">o</text:span><text:span text:style-name="T42"> (</text:span><text:span text:style-name="T10">TRUE</text:span><text:span text:style-name="T42">) se</text:span><text:span text:style-name="T36"> </text:span><text:span text:style-name="T37">insertará</text:span><text:span text:style-name="T38"> </text:span><text:span text:style-name="T36">un punto </text:span><text:span text:style-name="T41">al</text:span><text:span text:style-name="T36"> </text:span><text:span text:style-name="T41">final de la abreviatura</text:span><text:span text:style-name="T36"> (</text:span><text:span text:style-name="T118">"</text:span><text:span text:style-name="T5">.</text:span><text:span text:style-name="T118">"</text:span><text:span text:style-name="T36">). </text:span><text:span text:style-name="T43">La opción </text:span><text:span text:style-name="T52">fals</text:span><text:span text:style-name="T51">o</text:span><text:span text:style-name="T43"> (</text:span><text:span text:style-name="T12">FALSE</text:span><text:span text:style-name="T43">) es la predeterminada.</text:span></text:p>
          </table:table-cell>
        </table:table-row>
        <table:table-row table:style-name="TableLine140403641914928">
          <table:table-cell table:style-name="Table2.A2" office:value-type="string">
            <text:p text:style-name="P14"><text:span text:style-name="Source_20_Text"><text:span text:style-name="T193">strict</text:span></text:span></text:p>
            <text:p text:style-name="P11"><text:span text:style-name="Source_20_Text"><text:span text:style-name="T191">estricto</text:span></text:span></text:p>
          </table:table-cell>
          <table:table-cell table:style-name="Table2.B2" office:value-type="string">
            <text:p text:style-name="P44"><text:span text:style-name="T157">Un v</text:span><text:span text:style-name="T155">alor l</text:span><text:span text:style-name="T151">ógico</text:span></text:p>
          </table:table-cell>
          <table:table-cell table:style-name="Table2.B2" office:value-type="string">
            <text:p text:style-name="P47"><text:span text:style-name="T162">Si se selecciona la opción </text:span><text:span text:style-name="T170">verdader</text:span><text:span text:style-name="T171">o</text:span><text:span text:style-name="T162"> (</text:span><text:span text:style-name="T11">TRUE</text:span><text:span text:style-name="T162">) se respetará</text:span><text:span text:style-name="T155"> estrictamente </text:span><text:span text:style-name="T151">la extensión mínima </text:span><text:span text:style-name="T162">especificada en el argumento</text:span><text:span text:style-name="T151"> </text:span><text:span text:style-name="T5">minlength</text:span><text:span text:style-name="T151">. Adviértase que seleccionar </text:span><text:span text:style-name="T160">la opción </text:span><text:span text:style-name="T170">verdader</text:span><text:span text:style-name="T171">o</text:span><text:span text:style-name="T160"> para </text:span><text:span text:style-name="T161">este</text:span><text:span text:style-name="T151"> argumento </text:span><text:span text:style-name="T160">(</text:span><text:span text:style-name="T5">strict = TRUE</text:span><text:span text:style-name="T40">) </text:span><text:span text:style-name="T151">podría devolver cadenas </text:span><text:span text:style-name="T156">de texto</text:span><text:span text:style-name="T151"> </text:span><text:span text:style-name="T152">con valores</text:span><text:span text:style-name="T151"> </text:span><text:span text:style-name="T168">no únic</text:span><text:span text:style-name="T169">o</text:span><text:span text:style-name="T168">s</text:span><text:span text:style-name="T151">. </text:span><text:span text:style-name="T43">La opción </text:span><text:span text:style-name="T52">fals</text:span><text:span text:style-name="T51">o</text:span><text:span text:style-name="T43"> (</text:span><text:span text:style-name="T12">FALSE</text:span><text:span text:style-name="T43">) es la predeterminada.</text:span></text:p>
          </table:table-cell>
        </table:table-row>
        <table:table-row table:style-name="TableLine140403627654880">
          <table:table-cell table:style-name="Table2.A2" office:value-type="string">
            <text:p text:style-name="P14"><text:span text:style-name="Source_20_Text"><text:span text:style-name="T193">method</text:span></text:span></text:p>
            <text:p text:style-name="P11"><text:span text:style-name="Source_20_Text"><text:span text:style-name="T191">método</text:span></text:span></text:p>
          </table:table-cell>
          <table:table-cell table:style-name="Table2.B2" office:value-type="string">
            <text:p text:style-name="P3">Una cadena de caracteres</text:p>
          </table:table-cell>
          <table:table-cell table:style-name="Table2.B2" office:value-type="string">
            <text:p text:style-name="P46"><text:span text:style-name="T158">E</text:span><text:span text:style-name="T151">specifica el método </text:span><text:span text:style-name="T154">de abreviación </text:span><text:span text:style-name="T151">utilizado. </text:span><text:span text:style-name="T158">Acepta dos valores posibles:</text:span><text:span text:style-name="T152"> </text:span><text:span text:style-name="T6">"</text:span><text:span text:style-name="T5">left.kept</text:span><text:span text:style-name="T6">"</text:span><text:span text:style-name="T166"> </text:span><text:span text:style-name="T160">(lado izquierdo)</text:span><text:span text:style-name="T154"> </text:span><text:span text:style-name="T158">como </text:span><text:span text:style-name="T163">opción</text:span><text:span text:style-name="T158"> predeterminad</text:span><text:span text:style-name="T163">a</text:span><text:span text:style-name="T158"> </text:span><text:span text:style-name="T161">y</text:span><text:span text:style-name="T158"> </text:span><text:span text:style-name="T6">"</text:span><text:span text:style-name="T7">both.sides</text:span><text:span text:style-name="T6">"</text:span><text:span text:style-name="T166"> </text:span><text:span text:style-name="T160">(ambos lados)</text:span><text:span text:style-name="T151">. </text:span><text:span text:style-name="T159">El primero conserva</text:span><text:span text:style-name="T160">rá</text:span><text:span text:style-name="T159"> las letras de la parte izquierda de la cadena de texto mientras que el segundo busca</text:span><text:span text:style-name="T160">rá</text:span><text:span text:style-name="T159"> conservar valores de ambos extremos. </text:span><text:span text:style-name="T153">Las c</text:span><text:span text:style-name="T151">oincidencias parciales </text:span><text:span text:style-name="T157">están</text:span><text:span text:style-name="T151"> permitidas.</text:span></text:p>
          </table:table-cell>
        </table:table-row>
        <table:table-row table:style-name="TableLine140403627802128">
          <table:table-cell table:style-name="Table2.A8" office:value-type="string">
            <text:p text:style-name="P16"><text:span text:style-name="Source_20_Text"><text:span text:style-name="T193">named</text:span></text:span></text:p>
            <text:p text:style-name="P12"><text:span text:style-name="Source_20_Text"><text:span text:style-name="T191">con.nombres</text:span></text:span></text:p>
          </table:table-cell>
          <table:table-cell table:style-name="Table2.A8" office:value-type="string">
            <text:p text:style-name="P3">Un valor lógico</text:p>
          </table:table-cell>
          <table:table-cell table:style-name="Table2.A8" office:value-type="string">
            <text:p text:style-name="P48"><text:span text:style-name="T47">Si se selecciona la opción </text:span><text:span text:style-name="T170">verdader</text:span><text:span text:style-name="T171">o</text:span><text:span text:style-name="T47"> (</text:span><text:span text:style-name="T13">TRUE</text:span><text:span text:style-name="T47">) d</text:span><text:span text:style-name="T35">eberán </text:span><text:span text:style-name="T45">devolverse</text:span><text:span text:style-name="T35"> los </text:span><text:span text:style-name="T46">textos</text:span><text:span text:style-name="T35"> </text:span><text:span text:style-name="T46">sin abreviar contenidos en </text:span><text:span text:style-name="T35">el vector original </text:span><text:span text:style-name="T48">como etiquetas </text:span><text:span text:style-name="T53">(es decir, nombres)</text:span><text:span text:style-name="T48"> </text:span><text:span text:style-name="T45">del</text:span><text:span text:style-name="T44"> </text:span><text:span text:style-name="T46">nuevo </text:span><text:span text:style-name="T44">vector de caracteres que </text:span><text:span text:style-name="T53">contenga</text:span><text:span text:style-name="T44"> las abreviaturas.</text:span><text:span text:style-name="T48"> </text:span><text:span text:style-name="T44">La opción </text:span><text:span text:style-name="T170">verdader</text:span><text:span text:style-name="T171">o</text:span><text:span text:style-name="T45"> </text:span><text:span text:style-name="T49">(</text:span><text:span text:style-name="T14">TRUE</text:span><text:span text:style-name="T49">) </text:span><text:span text:style-name="T47">es la</text:span><text:span text:style-name="T44"> predeterminada.</text:span></text:p>
          </table:table-cell>
        </table:table-row>
      </table:table>
      <text:h text:style-name="P26" text:outline-level="2"><text:bookmark-start text:name="__RefHeading___Toc5551_954366156"/>3. Detalles<text:bookmark-end text:name="__RefHeading___Toc5551_954366156"/></text:h>
      <text:p text:style-name="P55"><text:span text:style-name="T90">El algoritmo predeterminado </text:span><text:span text:style-name="T91">conserva las letras de la parte izquierda de la cadena de texto</text:span><text:span text:style-name="T90"> (</text:span><text:span text:style-name="T120">m</text:span><text:span text:style-name="T121">ethod</text:span><text:span text:style-name="T120"> = </text:span><text:span text:style-name="T122">"</text:span><text:span text:style-name="T120">left.kept</text:span><text:span text:style-name="T122">"</text:span><text:span text:style-name="T90">) </text:span><text:span text:style-name="T92">y </text:span><text:span text:style-name="T90">es similar al </text:span><text:span text:style-name="T92">original </text:span><text:span text:style-name="T90">de </text:span><text:span text:style-name="T130">S</text:span><text:span text:style-name="T90">. Para una cadena </text:span><text:span text:style-name="T93">de texto</text:span><text:span text:style-name="T90"> individual </text:span><text:span text:style-name="T92">(</text:span><text:span text:style-name="T105">usualmente</text:span><text:span text:style-name="T92"> una, </text:span><text:span text:style-name="T105">dos o hasta tres palabras por frase</text:span><text:span text:style-name="T92">)</text:span><text:span text:style-name="T90"> funciona</text:span><text:span text:style-name="T106">rá</text:span><text:span text:style-name="T90"> </text:span><text:span text:style-name="T94">de la siguiente manera</text:span><text:span text:style-name="T90">. Primero, se </text:span><text:span text:style-name="T95">quita</text:span><text:span text:style-name="T96">rá</text:span><text:span text:style-name="T95">n</text:span><text:span text:style-name="T90"> los espacios al final de la cadena de caracteres. Luego, </text:span><text:span text:style-name="T94">se </text:span><text:span text:style-name="T95">quita</text:span><text:span text:style-name="T93">rá</text:span><text:span text:style-name="T94"> </text:span><text:span text:style-name="T90">cualquier otro espacio. A continuación, </text:span><text:span text:style-name="T96">se</text:span><text:span text:style-name="T90"> </text:span><text:span text:style-name="T96">removerán</text:span><text:span text:style-name="T90"> las vocales minúsculas, seguidas </text:span><text:span text:style-name="T97">por</text:span><text:span text:style-name="T90"> las consonantes minúsculas. Finalmente, si la abreviatura es todavía más larga que la extensión mínima </text:span><text:span text:style-name="T96">especificada </text:span><text:span text:style-name="T106">en</text:span><text:span text:style-name="T96"> el argumento</text:span><text:span text:style-name="T90"> </text:span><text:span text:style-name="T120">minlength</text:span><text:span text:style-name="T90">, </text:span><text:span text:style-name="T96">se</text:span><text:span text:style-name="T95"> </text:span><text:span text:style-name="T96">removerán</text:span><text:span text:style-name="T90"> las letras mayúsculas y los símbolos.</text:span></text:p>
      <text:p text:style-name="P56"><text:span text:style-name="T97">Los caracteres </text:span><text:span text:style-name="T98">siempre s</text:span><text:span text:style-name="T99">erán</text:span><text:span text:style-name="T97"> </text:span><text:span text:style-name="T100">removidos</text:span><text:span text:style-name="T98"> primero </text:span><text:span text:style-name="T99">por el</text:span><text:span text:style-name="T97"> final de la cadena. Si </text:span><text:span text:style-name="T105">alguno de </text:span><text:span text:style-name="T101">los nombres a ser abreviados (</text:span><text:span text:style-name="T119">names.arg</text:span><text:span text:style-name="T101">) </text:span><text:span text:style-name="T97">contiene más de una palabra (</text:span><text:span text:style-name="T102">se considera que </text:span><text:span text:style-name="T97">las palabras está</text:span><text:span text:style-name="T102">n</text:span><text:span text:style-name="T97"> separadas por esp</text:span><text:span text:style-name="T103">a</text:span><text:span text:style-name="T97">cios) entonces se retendrá al menos una letra por cada palabra.</text:span></text:p>
      <text:p text:style-name="P8"><text:span text:style-name="T54">Los valores </text:span><text:span text:style-name="T56">no disponibles</text:span><text:span text:style-name="T54"> (</text:span><text:span text:style-name="T119">NA</text:span><text:span text:style-name="T54">) permanece</text:span><text:span text:style-name="T55">rán</text:span><text:span text:style-name="T54"> sin cambios.</text:span></text:p>
      <text:p text:style-name="P57"><text:span text:style-name="T97">Si el argumento </text:span><text:span text:style-name="T119">use.classes</text:span><text:span text:style-name="T97"> </text:span><text:span text:style-name="T104">se establece</text:span><text:span text:style-name="T99"> como falso</text:span><text:span text:style-name="T97"> </text:span><text:span text:style-name="T99">(</text:span><text:span text:style-name="T119">FALSE</text:span><text:span text:style-name="T99">)</text:span><text:span text:style-name="T97">, entonces la única distinción se </text:span><text:span text:style-name="T103">hará</text:span><text:span text:style-name="T97"> entre letras y espacios.</text:span></text:p>
      <text:h text:style-name="P26" text:outline-level="2"><text:bookmark-start text:name="__RefHeading___Toc5553_954366156"/><text:soft-page-break/>4. Valor devuelto<text:bookmark-end text:name="__RefHeading___Toc5553_954366156"/></text:h>
      <text:p text:style-name="P41"><text:span text:style-name="T67">La función devolverá u</text:span><text:span text:style-name="T59">n vector de caracteres que cont</text:span><text:span text:style-name="T60">iene</text:span><text:span text:style-name="T59"> abrevia</text:span><text:span text:style-name="T62">turas</text:span><text:span text:style-name="T59"> para las cadenas de caracteres </text:span><text:span text:style-name="T76">especificadas en el argumento </text:span><text:span text:style-name="T115">names.arg</text:span><text:span text:style-name="T59">. A los </text:span><text:span text:style-name="T81">elementos </text:span><text:span text:style-name="T59">duplicados </text:span><text:span text:style-name="T84">en este argumento </text:span><text:span text:style-name="T59">se les asignarán abrevia</text:span><text:span text:style-name="T62">turas</text:span><text:span text:style-name="T59"> idénticas. </text:span></text:p>
      <text:p text:style-name="P43"><text:span text:style-name="T76">S</text:span><text:span text:style-name="T59">i </text:span><text:span text:style-name="T76">algunos </text:span><text:span text:style-name="T59">elementos no duplicados tienen la misma abrevia</text:span><text:span text:style-name="T62">tura</text:span><text:span text:style-name="T59">, </text:span><text:span text:style-name="T84">y </text:span><text:span text:style-name="T59">el argumento </text:span><text:span text:style-name="T107">method = </text:span><text:span text:style-name="T111">"</text:span><text:span text:style-name="T107">both.sides</text:span><text:span text:style-name="T111">"</text:span><text:span text:style-name="T60"> está seleccionado,</text:span><text:span text:style-name="T76"> </text:span><text:span text:style-name="T60">e</text:span><text:span text:style-name="T59">l algoritmo </text:span><text:span text:style-name="T83">interno</text:span><text:span text:style-name="T59"> básico </text:span><text:span text:style-name="T60">de </text:span><text:span text:style-name="T82">la función</text:span><text:span text:style-name="T59"> </text:span><text:span text:style-name="T107">abbr</text:span><text:span text:style-name="T113">e</text:span><text:span text:style-name="T107">viate</text:span><text:span text:style-name="T114">()</text:span><text:span text:style-name="T59"> se aplicará </text:span><text:span text:style-name="T60">a</text:span><text:span text:style-name="T59"> las cadenas invertidas en la dirección de los caracteres; si todavía hay abrevia</text:span><text:span text:style-name="T62">turas</text:span><text:span text:style-name="T59"> duplicadas y el argumento </text:span><text:span text:style-name="T107">strict</text:span><text:span text:style-name="T59"> </text:span><text:span text:style-name="T60">está activado </text:span><text:span text:style-name="T84">con la opción </text:span><text:span text:style-name="T89">falso</text:span><text:span text:style-name="T84"> (</text:span><text:span text:style-name="T116">FALSE</text:span><text:span text:style-name="T84">)</text:span><text:span text:style-name="T60">, como </text:span><text:span text:style-name="T84">lo está</text:span><text:span text:style-name="T60"> </text:span><text:span text:style-name="T59">de manera predetermina</text:span><text:span text:style-name="T62">da</text:span><text:span text:style-name="T59">, la extensión mínima </text:span><text:span text:style-name="T107">minlength</text:span><text:span text:style-name="T59"> se incrementará por un </text:span><text:span text:style-name="T60">carácter</text:span><text:span text:style-name="T59"> y</text:span><text:span text:style-name="T84"> </text:span><text:span text:style-name="T59">nuevas abrevia</text:span><text:span text:style-name="T62">turas</text:span><text:span text:style-name="T59"> se </text:span><text:span text:style-name="T84">buscarán</text:span><text:span text:style-name="T59"> solamente para es</text:span><text:span text:style-name="T83">t</text:span><text:span text:style-name="T59">os elementos. Este proceso se repetirá hasta que todos los elementos únicos de</text:span><text:span text:style-name="T84">l argumento</text:span><text:span text:style-name="T59"> </text:span><text:span text:style-name="T107">names.arg</text:span><text:span text:style-name="T59"> tengan abrevia</text:span><text:span text:style-name="T67">turas</text:span><text:span text:style-name="T59"> únicas.</text:span></text:p>
      <text:p text:style-name="P38"><text:span text:style-name="T59">Si el argumento </text:span><text:span text:style-name="T107">names</text:span><text:span text:style-name="T59"> es </text:span><text:span text:style-name="T84">seleccionado como </text:span><text:span text:style-name="T59">verdadero </text:span><text:span text:style-name="T84">(</text:span><text:span text:style-name="T107">TRUE</text:span><text:span text:style-name="T84">)</text:span><text:span text:style-name="T59">, l</text:span><text:span text:style-name="T84">os caracteres originales de</text:span><text:span text:style-name="T59"> </text:span><text:span text:style-name="T107">names.arg</text:span><text:span text:style-name="T59"> se ajuntará</text:span><text:span text:style-name="T84">n</text:span><text:span text:style-name="T59"> al </text:span><text:span text:style-name="T84">valor</text:span><text:span text:style-name="T59"> devuelto como un atributo de </text:span><text:span text:style-name="T84">nombres del vector</text:span><text:span text:style-name="T59"> </text:span><text:span text:style-name="T84">(</text:span><text:span text:style-name="T107">names</text:span><text:span text:style-name="T84">)</text:span><text:span text:style-name="T59"> </text:span><text:span text:style-name="T84">y no se conservará ningún otro atributo</text:span><text:span text:style-name="T59">.</text:span></text:p>
      <text:p text:style-name="P39"><text:span text:style-name="T59">Si una entrada contiene caracteres </text:span><text:span text:style-name="T84">distintos al conjunto</text:span><text:span text:style-name="T59"> ASCII, el valor correspondiente se </text:span><text:span text:style-name="T60">codificará en</text:span><text:span text:style-name="T59"> UTF-8 y </text:span><text:span text:style-name="T60">será</text:span><text:span text:style-name="T59"> marcado como tal (véase </text:span><text:span text:style-name="T132">Codificación</text:span><text:span text:style-name="T59">).</text:span></text:p>
      <text:h text:style-name="P26" text:outline-level="2"><text:bookmark-start text:name="__RefHeading___Toc5555_954366156"/>5. Advertencia<text:bookmark-end text:name="__RefHeading___Toc5555_954366156"/></text:h>
      <text:p text:style-name="P40"><text:span text:style-name="T60">El </text:span><text:span text:style-name="T63">us</text:span><text:span text:style-name="T64">o</text:span><text:span text:style-name="T63"> de </text:span><text:span text:style-name="T85">la opción verdadero para el</text:span><text:span text:style-name="T63"> </text:span><text:span text:style-name="T60">argumento</text:span><text:span text:style-name="T59"> </text:span><text:span text:style-name="T107">use.classes</text:span><text:span text:style-name="T59"> (la opción predeterminada) </text:span><text:span text:style-name="T61">solo </text:span><text:span text:style-name="T65">está recomendado</text:span><text:span text:style-name="T61"> </text:span><text:span text:style-name="T65">para</text:span><text:span text:style-name="T61"> el idioma inglés. </text:span><text:span text:style-name="T75">Antes de</text:span><text:span text:style-name="T61"> </text:span><text:span text:style-name="T68">la versión </text:span><text:span text:style-name="T133">3.3.0</text:span><text:span text:style-name="T61"> </text:span><text:span text:style-name="T68">de</text:span><text:span text:style-name="T61"> </text:span><text:span text:style-name="T129">R</text:span><text:span text:style-name="T86"> </text:span><text:span text:style-name="T65">este argumento </text:span><text:span text:style-name="T61">no funcionaba correctamente con caracteres </text:span><text:span text:style-name="T75">distintos al conjunto</text:span><text:span text:style-name="T61"> ASCII en configuraciones regionales </text:span><text:span text:style-name="T88">multibyte</text:span><text:span text:style-name="T61">. Se le advertirá </text:span><text:span text:style-name="T75">a l</text:span><text:span text:style-name="T85">a</text:span><text:span text:style-name="T75"> usuari</text:span><text:span text:style-name="T85">a</text:span><text:span text:style-name="T61"> si caracteres </text:span><text:span text:style-name="T75">distintos a</text:span><text:span text:style-name="T61"> ASCII </text:span><text:span text:style-name="T75">son utilizados </text:span><text:span text:style-name="T61">(y se </text:span><text:span text:style-name="T75">le</text:span><text:span text:style-name="T61"> requerirá la reducción de la extensión).</text:span></text:p>
      <text:p text:style-name="P25"><text:span text:style-name="T178">A partir </text:span><text:span text:style-name="T167">de </text:span><text:span text:style-name="T182">la versión </text:span><text:span text:style-name="T29">3.3.0</text:span><text:span text:style-name="T183"> </text:span><text:span text:style-name="T184">de</text:span><text:span text:style-name="T183"> </text:span><text:span text:style-name="T19">R</text:span><text:span text:style-name="T167"> el</text:span><text:span text:style-name="T178"> concepto de </text:span><text:span text:style-name="T185">vocal</text:span><text:span text:style-name="T178"> utilizado es el de las vocales en inglés, por lo que se incluyen caracteres que están acentuados en la versión minúscula de las vocales en inglés (incluída la o con un trazo: </text:span><text:span text:style-name="T181">ø</text:span><text:span text:style-name="T178">). Por supuesto, hay idiomas (incluso de Europa occidental, como el galés) con vocales </text:span><text:span text:style-name="T207">diferentes</text:span><text:span text:style-name="T178">.</text:span></text:p>
      <text:h text:style-name="P26" text:outline-level="2"><text:bookmark-start text:name="__RefHeading___Toc5557_954366156"/>6. Véase también<text:bookmark-end text:name="__RefHeading___Toc5557_954366156"/></text:h>
      <text:p text:style-name="P13"><text:span text:style-name="Source_20_Text"><text:span text:style-name="T172">La página de ayuda de la función </text:span></text:span><text:a xlink:type="simple" xlink:href="http://127.0.0.1:31767/help/library/base/help/substr" text:style-name="Internet_20_link" text:visited-style-name="Visited_20_Internet_20_Link"><text:span text:style-name="Source_20_Text"><text:span text:style-name="T131">substr</text:span></text:span></text:a><text:span text:style-name="Source_20_Text"><text:span text:style-name="T117">()</text:span></text:span><text:span text:style-name="Source_20_Text"><text:span text:style-name="T87">.</text:span></text:span></text:p>
      <text:h text:style-name="P26" text:outline-level="2"><text:bookmark-start text:name="__RefHeading___Toc5559_954366156"/>7. Ejemplos<text:bookmark-end text:name="__RefHeading___Toc5559_954366156"/></text:h>
      <text:p text:style-name="P19"><text:tab/>x &lt;- c("abcd", "efgh", "abce")</text:p>
      <text:p text:style-name="P20"><text:tab/>abbreviate(x, 2)</text:p>
      <text:p text:style-name="P22"><text:tab/>abbreviate(x, 2, strict = TRUE) # <text:span text:style-name="T203">La </text:span>1<text:span text:style-name="T180">ra</text:span> <text:span text:style-name="T180">y</text:span> <text:span text:style-name="T203">la </text:span>3<text:span text:style-name="T180">ra</text:span> <text:span text:style-name="T203">abreviatura </text:span><text:span text:style-name="T180">son</text:span> <text:span text:style-name="T204">idénticas, ==</text:span> "ab"</text:p>
      <text:p text:style-name="P37"/>
      <text:p text:style-name="P20"><text:tab/>(st.abb &lt;- abbreviate(state.name, 2))</text:p>
      <text:p text:style-name="P20"><text:tab/>stopifnot(identical(unname(st.abb),</text:p>
      <text:p text:style-name="P23"><text:s text:c="7"/><text:tab/> <text:s text:c="3"/><text:span text:style-name="T34">abbreviate(state.name, 2, named=FALSE)))</text:span></text:p>
      <text:p text:style-name="P20"><text:tab/>table(nchar(st.abb)) # <text:span text:style-name="T180">de </text:span>50, 3 <text:span text:style-name="T203">abreviaturas</text:span> ne<text:span text:style-name="T180">cesitaron</text:span> 4 let<text:span text:style-name="T180">ras</text:span>:</text:p>
      <text:p text:style-name="P20"><text:soft-page-break/><text:tab/>as &lt;- abbreviate(state.name, 3, strict = TRUE)</text:p>
      <text:p text:style-name="P20"><text:tab/>as[which(as == "Mss")]</text:p>
      <text:p text:style-name="P37"/>
      <text:p text:style-name="P20"><text:tab/>## <text:span text:style-name="T178">y sin distinguir vocales</text:span>:</text:p>
      <text:p text:style-name="P20"><text:tab/>st.abb2 &lt;- abbreviate(state.name, 2, FALSE)</text:p>
      <text:p text:style-name="P20"><text:tab/>cbind(st.abb, st.abb2)[st.abb2 != st.abb, ]</text:p>
      <text:p text:style-name="P37"/>
      <text:p text:style-name="P22"><text:tab/>## method = "both.sides" <text:span text:style-name="T178">ayuda a</text:span> <text:span text:style-name="T203">no utilizar</text:span> 4 <text:span text:style-name="T178">letras</text:span>, </text:p>
      <text:p text:style-name="P22"><text:span text:style-name="T212"><text:tab/>## </text:span><text:span text:style-name="T178">y solo</text:span> 3 l<text:span text:style-name="T178">etras </text:span><text:span text:style-name="T203">en algunos casos</text:span>:</text:p>
      <text:p text:style-name="P20"><text:tab/>st.ab2 &lt;- abbreviate(state.name, 2, method = "both")</text:p>
      <text:p text:style-name="P20"><text:tab/>table(nchar(st.ab2))</text:p>
      <text:p text:style-name="P20"><text:tab/>## <text:span text:style-name="T179">Compara</text:span><text:span text:style-name="T203">ción de</text:span><text:span text:style-name="T179"> los dos métodos</text:span>:</text:p>
      <text:p text:style-name="P21"><text:tab/>cbind(st.abb, st.ab2)</text:p>
      <text:h text:style-name="P28" text:outline-level="2"><text:bookmark-start text:name="__RefHeading___Toc5559_9543661561"/><text:span text:style-name="T203">8</text:span>. <text:span text:style-name="T202">Código fuente</text:span><text:bookmark-end text:name="__RefHeading___Toc5559_9543661561"/></text:h>
      <text:h text:style-name="P29" text:outline-level="3"><text:bookmark-start text:name="__RefHeading___Toc7307_360516831"/><text:span text:style-name="T198">1</text:span><text:span text:style-name="T195">. </text:span><text:span text:style-name="T197">abbreviate</text:span><text:span text:style-name="T196">()</text:span><text:bookmark-end text:name="__RefHeading___Toc7307_360516831"/></text:h>
      <text:p text:style-name="P32">function (names.arg, minlength = 4L, use.classes = TRUE, dot = FALSE, </text:p>
      <text:p text:style-name="P33"><text:s text:c="10"/>strict = FALSE, method = c("left.kept", "both.sides"), named = TRUE) </text:p>
      <text:p text:style-name="P33">{</text:p>
      <text:p text:style-name="P33"><text:s text:c="2"/>if (minlength &lt;= 0L) {</text:p>
      <text:p text:style-name="P33"><text:s text:c="4"/>x &lt;- rep.int("", length(names.arg))</text:p>
      <text:p text:style-name="P33"><text:s text:c="4"/>if (named) </text:p>
      <text:p text:style-name="P33"><text:s text:c="6"/>names(x) &lt;- names.arg</text:p>
      <text:p text:style-name="P33"><text:s text:c="4"/>return(x)</text:p>
      <text:p text:style-name="P33"><text:s text:c="2"/>}</text:p>
      <text:p text:style-name="P33"><text:s text:c="2"/>names.arg &lt;- sub("^ +", "", sub(" +$", "", as.character(names.arg)))</text:p>
      <text:p text:style-name="P33"><text:s text:c="2"/>dups &lt;- duplicated(names.arg)</text:p>
      <text:p text:style-name="P33"><text:s text:c="2"/>old &lt;- names.arg</text:p>
      <text:p text:style-name="P33"><text:s text:c="2"/>if (any(dups)) </text:p>
      <text:p text:style-name="P33"><text:s text:c="4"/>names.arg &lt;- names.arg[!dups]</text:p>
      <text:p text:style-name="P33"><text:s text:c="2"/>x &lt;- names.arg</text:p>
      <text:p text:style-name="P33"><text:s text:c="2"/>if (strict) {</text:p>
      <text:p text:style-name="P33"><text:s text:c="4"/>x[] &lt;- .Internal(abbreviate(x, minlength, use.classes))</text:p>
      <text:p text:style-name="P33"><text:s text:c="2"/>}</text:p>
      <text:p text:style-name="P33"><text:s text:c="2"/>else {</text:p>
      <text:p text:style-name="P33"><text:s text:c="4"/>method &lt;- match.arg(method)</text:p>
      <text:p text:style-name="P33"><text:s text:c="4"/>if (method == "both.sides") </text:p>
      <text:p text:style-name="P33"><text:s text:c="6"/>chRev &lt;- function(x) sapply(lapply(strsplit(x, NULL), </text:p>
      <text:p text:style-name="P33"><text:s text:c="41"/>rev), paste, collapse = "")</text:p>
      <text:p text:style-name="P33"><text:s text:c="4"/>dup2 &lt;- rep.int(TRUE, length(names.arg))</text:p>
      <text:p text:style-name="P33"><text:s text:c="4"/>these &lt;- names.arg</text:p>
      <text:p text:style-name="P33"><text:s text:c="4"/>repeat {</text:p>
      <text:p text:style-name="P33"><text:s text:c="6"/>ans &lt;- .Internal(abbreviate(these, minlength, use.classes))</text:p>
      <text:p text:style-name="P33"><text:s text:c="6"/>x[dup2] &lt;- ans</text:p>
      <text:p text:style-name="P33"><text:s text:c="6"/>if (!any(dup2 &lt;- duplicated(x))) </text:p>
      <text:p text:style-name="P33"><text:s text:c="8"/>break</text:p>
      <text:p text:style-name="P33"><text:s text:c="6"/>if (method == "both.sides") {</text:p>
      <text:p text:style-name="P33"><text:s text:c="8"/>x[dup2] &lt;- chRev(.Internal(abbreviate(chRev(names.arg[dup2]), </text:p>
      <text:p text:style-name="P33"><text:s text:c="46"/>minlength, use.classes)))</text:p>
      <text:p text:style-name="P33"><text:s text:c="8"/>if (!any(dup2 &lt;- duplicated(x))) </text:p>
      <text:p text:style-name="P33"><text:s text:c="10"/>break</text:p>
      <text:p text:style-name="P33"><text:s text:c="6"/>}</text:p>
      <text:p text:style-name="P33"><text:s text:c="6"/>minlength &lt;- minlength + 1</text:p>
      <text:p text:style-name="P33"><text:s text:c="6"/>dup2 &lt;- dup2 | match(x, x[dup2], 0L)</text:p>
      <text:p text:style-name="P33"><text:s text:c="6"/>these &lt;- names.arg[dup2]</text:p>
      <text:p text:style-name="P33"><text:s text:c="4"/>}</text:p>
      <text:p text:style-name="P33"><text:s text:c="2"/>}</text:p>
      <text:p text:style-name="P33"><text:soft-page-break/><text:s text:c="2"/>if (any(dups)) </text:p>
      <text:p text:style-name="P33"><text:s text:c="4"/>x &lt;- x[match(old, names.arg)]</text:p>
      <text:p text:style-name="P33"><text:s text:c="2"/>if (dot) {</text:p>
      <text:p text:style-name="P33"><text:s text:c="4"/>chgd &lt;- x != old</text:p>
      <text:p text:style-name="P33"><text:s text:c="4"/>x[chgd] &lt;- paste0(x[chgd], ".")</text:p>
      <text:p text:style-name="P33"><text:s text:c="2"/>}</text:p>
      <text:p text:style-name="P33"><text:s text:c="2"/>if (named) </text:p>
      <text:p text:style-name="P33"><text:s text:c="4"/>names(x) &lt;- old</text:p>
      <text:p text:style-name="P33"><text:s text:c="2"/>x</text:p>
      <text:p text:style-name="P33">}</text:p>
      <text:p text:style-name="P31"/>
      <text:h text:style-name="P54" text:outline-level="2"><text:bookmark-start text:name="__RefHeading___Toc7313_360516831"/><text:span text:style-name="T127">9</text:span><text:span text:style-name="T126">. </text:span><text:span text:style-name="T128">Sobre la traducción</text:span><text:bookmark-end text:name="__RefHeading___Toc7313_360516831"/></text:h>
      <text:p text:style-name="P30"><text:span text:style-name="T205">La traducci</text:span>ón al español de esta página de ayuda fue actualizada el <text:span text:style-name="T206">12</text:span> de <text:span text:style-name="T206">diciembre</text:span> de 2021 y está basada en la documentación original de <text:span text:style-name="T17">R</text:span> en inglés para la versión <text:span text:style-name="T26">4.</text:span><text:span text:style-name="T30">1</text:span><text:span text:style-name="T26">.</text:span><text:span text:style-name="T30">0</text:span>. La revisión técnica de esta página de ayuda todavía no ha sido realizada. Si deseas participar <text:span text:style-name="T209">revisando los aspectos </text:span><text:span text:style-name="T210">estadísticos y de programación,</text:span> o <text:span text:style-name="T211">sugerir</text:span> mejoras gramaticales, ortográficas <text:span text:style-name="T206">o de </text:span>estil<text:span text:style-name="T206">o</text:span> al texto, <text:span text:style-name="T206">puedes dirigirte</text:span> a la página del proyecto en: <text:a xlink:type="simple" xlink:href="https://github.com/sicabi/documentacionR" text:style-name="Internet_20_link" text:visited-style-name="Visited_20_Internet_20_Link">https://github.com/sicabi/documentacionR</text:a>. Toda contribución será atribuida a la persona que la realice.</text:p>
      <text:p text:style-name="P30"/>
      <text:p text:style-name="P18"/>
      <text:p text:style-name="P17"><text:span text:style-name="T23">[ Pa</text:span><text:span text:style-name="T24">quete </text:span><text:span text:style-name="Emphasis"><text:span text:style-name="T25">base</text:span></text:span><text:span text:style-name="Emphasis"><text:span text:style-name="T22"> </text:span></text:span><text:span text:style-name="T23">versión </text:span><text:span text:style-name="T32">4</text:span><text:span text:style-name="T31">.</text:span><text:span text:style-name="T33">1</text:span><text:span text:style-name="T31">.</text:span><text:span text:style-name="T33">0</text:span><text:span text:style-name="T23"> ]</text:span>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Georgia" svg:font-family="Georgia" style:font-family-generic="roman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a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line-height="100%" fo:text-align="start" style:justify-single-word="false"/>
      <style:text-properties style:font-name="Liberation Sans" fo:font-size="10pt" officeooo:paragraph-rsid="0092c70b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/>
    </style:style>
    <style:style style:name="MT1" style:family="text">
      <style:text-properties style:font-name="Liberation Mono" fo:font-weight="normal" officeooo:rsid="0037ab81" style:font-weight-asian="normal" style:font-weight-complex="normal"/>
    </style:style>
    <style:style style:name="MT2" style:family="text">
      <style:text-properties style:font-name="Liberation Mono" fo:font-weight="normal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style:font-name="Liberation Mono"/>
    </style:style>
    <style:style style:name="MT5" style:family="text">
      <style:text-properties style:font-name="Liberation Mono" fo:font-style="italic" style:font-style-asian="italic" style:font-style-complex="italic"/>
    </style:style>
    <style:style style:name="MT6" style:family="text">
      <style:text-properties fo:color="#808080" loext:opacity="100%" style:font-name="Liberation Mono" fo:font-size="9pt" officeooo:rsid="005e90bc" style:font-size-asian="9pt" style:font-size-complex="9pt"/>
    </style:style>
    <style:style style:name="MT7" style:family="text">
      <style:text-properties fo:color="#808080" loext:opacity="100%" officeooo:rsid="00339a98"/>
    </style:style>
    <style:style style:name="MT8" style:family="text">
      <style:text-properties fo:color="#808080" loext:opacity="100%" style:font-name="Liberation Mono" fo:font-weight="bold" officeooo:rsid="00339a98" style:font-weight-asian="bold" style:font-weight-complex="bold"/>
    </style:style>
    <style:style style:name="MT9" style:family="text">
      <style:text-properties style:use-window-font-color="true" loext:opacity="0%" fo:font-weight="normal" officeooo:rsid="00339a98" style:font-weight-asian="normal" style:font-weight-complex="normal"/>
    </style:style>
    <style:style style:name="MT10" style:family="text">
      <style:text-properties fo:color="#4169e1" loext:opacity="100%" fo:font-weight="bold" officeooo:rsid="005e90bc" style:font-weight-asian="bold" style:font-weight-complex="bold"/>
    </style:style>
    <style:style style:name="MT11" style:family="text">
      <style:text-properties fo:color="#4169e1" loext:opacity="100%" fo:font-weight="bold" officeooo:rsid="008d7d0a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</text:span><text:span text:style-name="MT2">bbreviate</text:span><text:span text:style-name="MT3"> </text:span><text:span text:style-name="MT4">{</text:span><text:span text:style-name="MT5">base</text:span><text:span text:style-name="MT4">}</text:span> <text:span text:style-name="MT6">abreviar<text:tab/><text:tab/><text:tab/><text:tab/><text:tab/><text:tab/> <text:s text:c="3"/></text:span><text:span text:style-name="MT7">Documentación de </text:span><text:span text:style-name="MT8">R</text:span><text:span text:style-name="MT9"> </text:span><text:span text:style-name="MT10">4.</text:span><text:span text:style-name="MT11">1</text:span><text:span text:style-name="MT10">.</text:span><text:span text:style-name="MT11">0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6-24T23:32:50.218124939</meta:creation-date>
    <dc:date>2021-12-12T23:58:17.733424244</dc:date>
    <meta:editing-duration>PT14H53M12S</meta:editing-duration>
    <meta:editing-cycles>104</meta:editing-cycles>
    <meta:generator>LibreOffice/7.2.2.2$MacOSX_X86_64 LibreOffice_project/02b2acce88a210515b4a5bb2e46cbfb63fe97d56</meta:generator>
    <meta:document-statistic meta:table-count="1" meta:image-count="0" meta:object-count="0" meta:page-count="5" meta:paragraph-count="145" meta:word-count="1373" meta:character-count="9334" meta:non-whitespace-character-count="7747"/>
  </office:meta>
</office:document-meta>
</file>